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53in" style:rel-column-width="8191*"/>
    </style:style>
    <style:style style:name="Table3.H" style:family="table-column">
      <style:table-column-properties style:column-width="0.866in" style:rel-column-width="819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background-color="#33ff99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middle"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5" style:family="table-cell">
      <style:table-cell-properties style:vertical-align="middle"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G6" style:family="table-cell">
      <style:table-cell-properties style:vertical-align="middle"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H" style:family="table-column">
      <style:table-column-properties style:column-width="0.866in" style:rel-column-width="8198*"/>
    </style:style>
    <style:style style:name="Table4.A1" style:family="table-cell">
      <style:table-cell-properties fo:background-color="#99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fo:background-color="#99ff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none" fo:border-top="none" fo:border-bottom="0.05pt solid #000000"/>
    </style:style>
    <style:style style:name="Table4.G7" style:family="table-cell">
      <style:table-cell-properties fo:padding="0.0382in" fo:border-left="0.05pt solid #000000" fo:border-right="none" fo:border-top="none" fo:border-bottom="0.05pt solid #000000"/>
    </style:style>
    <style:style style:name="Table4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none" fo:border-top="none" fo:border-bottom="0.05pt solid #000000"/>
    </style:style>
    <style:style style:name="Table4.F8" style:family="table-cell">
      <style:table-cell-properties fo:padding="0.0382in" fo:border-left="0.05pt solid #000000" fo:border-right="none" fo:border-top="none" fo:border-bottom="0.05pt solid #000000"/>
    </style:style>
    <style:style style:name="Table4.G8" style:family="table-cell">
      <style:table-cell-properties fo:padding="0.0382in" fo:border-left="0.05pt solid #000000" fo:border-right="none" fo:border-top="none" fo:border-bottom="0.05pt solid #000000"/>
    </style:style>
    <style:style style:name="Table4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none" fo:border-top="none" fo:border-bottom="0.05pt solid #000000"/>
    </style:style>
    <style:style style:name="Table4.F9" style:family="table-cell">
      <style:table-cell-properties fo:padding="0.0382in" fo:border-left="0.05pt solid #000000" fo:border-right="none" fo:border-top="none" fo:border-bottom="0.05pt solid #000000"/>
    </style:style>
    <style:style style:name="Table4.G9" style:family="table-cell">
      <style:table-cell-properties fo:padding="0.0382in" fo:border-left="0.05pt solid #000000" fo:border-right="none" fo:border-top="none" fo:border-bottom="0.05pt solid #000000"/>
    </style:style>
    <style:style style:name="Table4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924in" style:rel-column-width="6553*"/>
    </style:style>
    <style:style style:name="Table5.I" style:family="table-column">
      <style:table-column-properties style:column-width="1.3854in" style:rel-column-width="13111*"/>
    </style:style>
    <style:style style:name="Table5.A1" style:family="table-cell">
      <style:table-cell-properties fo:background-color="#99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I1" style:family="table-cell">
      <style:table-cell-properties fo:background-color="#99ff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none" fo:border-top="none" fo:border-bottom="0.05pt solid #000000"/>
    </style:style>
    <style:style style:name="Table5.H5" style:family="table-cell">
      <style:table-cell-properties fo:padding="0.0382in" fo:border-left="0.05pt solid #000000" fo:border-right="none" fo:border-top="none" fo:border-bottom="0.05pt solid #000000"/>
    </style:style>
    <style:style style:name="Table5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none" fo:border-top="none" fo:border-bottom="0.05pt solid #000000"/>
    </style:style>
    <style:style style:name="Table5.H6" style:family="table-cell">
      <style:table-cell-properties fo:padding="0.0382in" fo:border-left="0.05pt solid #000000" fo:border-right="none" fo:border-top="none" fo:border-bottom="0.05pt solid #000000"/>
    </style:style>
    <style:style style:name="Table5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none" fo:border-top="none" fo:border-bottom="0.05pt solid #000000"/>
    </style:style>
    <style:style style:name="Table5.H7" style:family="table-cell">
      <style:table-cell-properties fo:padding="0.0382in" fo:border-left="0.05pt solid #000000" fo:border-right="none" fo:border-top="none" fo:border-bottom="0.05pt solid #000000"/>
    </style:style>
    <style:style style:name="Table5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none" fo:border-top="none" fo:border-bottom="0.05pt solid #000000"/>
    </style:style>
    <style:style style:name="Table5.H8" style:family="table-cell">
      <style:table-cell-properties fo:padding="0.0382in" fo:border-left="0.05pt solid #000000" fo:border-right="none" fo:border-top="none" fo:border-bottom="0.05pt solid #000000"/>
    </style:style>
    <style:style style:name="Table5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none" fo:border-top="none" fo:border-bottom="0.05pt solid #000000"/>
    </style:style>
    <style:style style:name="Table5.H9" style:family="table-cell">
      <style:table-cell-properties fo:padding="0.0382in" fo:border-left="0.05pt solid #000000" fo:border-right="none" fo:border-top="none" fo:border-bottom="0.05pt solid #000000"/>
    </style:style>
    <style:style style:name="Table5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3104*"/>
    </style:style>
    <style:style style:name="Table6.C" style:family="table-column">
      <style:table-column-properties style:column-width="1.3854in" style:rel-column-width="13110*"/>
    </style:style>
    <style:style style:name="Table6.E" style:family="table-column">
      <style:table-column-properties style:column-width="1.3854in" style:rel-column-width="13113*"/>
    </style:style>
    <style:style style:name="Table6.1" style:family="table-row">
      <style:table-row-properties style:min-row-height="0.434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382in" fo:border="0.05pt solid #000000"/>
    </style:style>
    <style:style style:name="Table6.2" style:family="table-row">
      <style:table-row-properties style:min-row-height="0.625in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8146in" table:align="left"/>
    </style:style>
    <style:style style:name="Table15.A" style:family="table-column">
      <style:table-column-properties style:column-width="6.8146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7382in" table:align="margins"/>
    </style:style>
    <style:style style:name="Table16.A" style:family="table-column">
      <style:table-column-properties style:column-width="1.3479in" style:rel-column-width="1310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16.E2" style:family="table-cell">
      <style:table-cell-properties fo:background-color="#9999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.C3" style:family="table-cell">
      <style:table-cell-properties fo:background-color="#ff66cc" fo:padding="0.0382in" fo:border-left="0.05pt solid #000000" fo:border-right="none" fo:border-top="none" fo:border-bottom="0.05pt solid #000000">
        <style:background-image/>
      </style:table-cell-properties>
    </style:style>
    <style:style style:name="Table1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4076in" style:rel-column-width="385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#99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L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Q1" style:family="table-cell">
      <style:table-cell-properties fo:background-color="#cccccc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background-color="#00cccc" fo:padding="0.0382in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#0066ff" fo:padding="0.0382in" fo:border-left="0.05pt solid #000000" fo:border-right="none" fo:border-top="none" fo:border-bottom="0.05pt solid #000000">
        <style:background-image/>
      </style:table-cell-properties>
    </style:style>
    <style:style style:name="Table14.L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Q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B6" style:family="table-cell">
      <style:table-cell-properties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7" style:family="table">
      <style:table-properties style:width="3.316in" table:align="left"/>
    </style:style>
    <style:style style:name="Table7.A" style:family="table-column">
      <style:table-column-properties style:column-width="0.625in"/>
    </style:style>
    <style:style style:name="Table7.C" style:family="table-column">
      <style:table-column-properties style:column-width="0.6861in"/>
    </style:style>
    <style:style style:name="Table7.D" style:family="table-column">
      <style:table-column-properties style:column-width="0.6854in"/>
    </style:style>
    <style:style style:name="Table7.E" style:family="table-column">
      <style:table-column-properties style:column-width="0.6944in"/>
    </style:style>
    <style:style style:name="Table7.1" style:family="table-row">
      <style:table-row-properties style:min-row-height="0.625in"/>
    </style:style>
    <style:style style:name="Table7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0.5646in"/>
    </style:style>
    <style:style style:name="Table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22a7e" officeooo:paragraph-rsid="00122a7e"/>
    </style:style>
    <style:style style:name="P2" style:family="paragraph" style:parent-style-name="Preformatted_20_Text">
      <style:text-properties officeooo:rsid="00122a7e" officeooo:paragraph-rsid="000880ff"/>
    </style:style>
    <style:style style:name="P3" style:family="paragraph" style:parent-style-name="Preformatted_20_Text">
      <style:text-properties officeooo:rsid="0003c1a4" officeooo:paragraph-rsid="0003c1a4"/>
    </style:style>
    <style:style style:name="P4" style:family="paragraph" style:parent-style-name="Preformatted_20_Text">
      <style:text-properties officeooo:rsid="0003c1a4" officeooo:paragraph-rsid="000880ff"/>
    </style:style>
    <style:style style:name="P5" style:family="paragraph" style:parent-style-name="Standard">
      <style:text-properties officeooo:rsid="000880ff" officeooo:paragraph-rsid="000880ff"/>
    </style:style>
    <style:style style:name="P6" style:family="paragraph" style:parent-style-name="Standard">
      <style:text-properties officeooo:rsid="00122a7e" officeooo:paragraph-rsid="00122a7e"/>
    </style:style>
    <style:style style:name="P7" style:family="paragraph" style:parent-style-name="Standard">
      <style:text-properties officeooo:rsid="0003c1a4" officeooo:paragraph-rsid="0003c1a4"/>
    </style:style>
    <style:style style:name="P8" style:family="paragraph" style:parent-style-name="Standard">
      <style:text-properties officeooo:rsid="0008e829" officeooo:paragraph-rsid="0008e829"/>
    </style:style>
    <style:style style:name="P9" style:family="paragraph" style:parent-style-name="Standard">
      <style:text-properties officeooo:rsid="0009251d" officeooo:paragraph-rsid="0009251d"/>
    </style:style>
    <style:style style:name="P10" style:family="paragraph" style:parent-style-name="Standard">
      <style:paragraph-properties fo:text-align="center" style:justify-single-word="false"/>
      <style:text-properties officeooo:rsid="000b9e6d" officeooo:paragraph-rsid="000b9e6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rsid="000bbb42" officeooo:paragraph-rsid="000bbb42"/>
    </style:style>
    <style:style style:name="P13" style:family="paragraph" style:parent-style-name="Standard">
      <style:text-properties officeooo:rsid="000cd1ac" officeooo:paragraph-rsid="000cd1ac"/>
    </style:style>
    <style:style style:name="P14" style:family="paragraph" style:parent-style-name="Standard">
      <style:text-properties officeooo:rsid="000ea7fe" officeooo:paragraph-rsid="000ea7fe"/>
    </style:style>
    <style:style style:name="P15" style:family="paragraph" style:parent-style-name="Standard">
      <style:text-properties officeooo:rsid="000eeeeb" officeooo:paragraph-rsid="000eeeeb"/>
    </style:style>
    <style:style style:name="P16" style:family="paragraph" style:parent-style-name="Standard">
      <style:text-properties officeooo:rsid="000eeeeb" officeooo:paragraph-rsid="000eeeeb" fo:background-color="transparent"/>
    </style:style>
    <style:style style:name="P17" style:family="paragraph" style:parent-style-name="Standard">
      <style:text-properties officeooo:rsid="000f8877" officeooo:paragraph-rsid="000f8877"/>
    </style:style>
    <style:style style:name="P18" style:family="paragraph" style:parent-style-name="Standard">
      <style:text-properties officeooo:rsid="000ff1ef" officeooo:paragraph-rsid="000ff1ef"/>
    </style:style>
    <style:style style:name="P19" style:family="paragraph" style:parent-style-name="Standard">
      <style:paragraph-properties fo:text-align="start" style:justify-single-word="false"/>
      <style:text-properties officeooo:rsid="000ff1ef" officeooo:paragraph-rsid="0011a9ac"/>
    </style:style>
    <style:style style:name="P20" style:family="paragraph" style:parent-style-name="Standard">
      <style:text-properties officeooo:rsid="001301fc" officeooo:paragraph-rsid="00122d48"/>
    </style:style>
    <style:style style:name="P21" style:family="paragraph" style:parent-style-name="Standard">
      <style:text-properties officeooo:rsid="0014645d" officeooo:paragraph-rsid="0014645d"/>
    </style:style>
    <style:style style:name="P22" style:family="paragraph" style:parent-style-name="Standard">
      <style:paragraph-properties fo:break-before="page"/>
      <style:text-properties officeooo:rsid="00122a7e" officeooo:paragraph-rsid="00122a7e"/>
    </style:style>
    <style:style style:name="P23" style:family="paragraph" style:parent-style-name="Standard">
      <style:paragraph-properties fo:break-before="page"/>
      <style:text-properties officeooo:rsid="000880ff" officeooo:paragraph-rsid="000880ff"/>
    </style:style>
    <style:style style:name="P24" style:family="paragraph" style:parent-style-name="Standard">
      <style:paragraph-properties fo:break-before="page"/>
      <style:text-properties officeooo:rsid="000cd1ac" officeooo:paragraph-rsid="000cd1ac"/>
    </style:style>
    <style:style style:name="P25" style:family="paragraph" style:parent-style-name="Standard">
      <style:paragraph-properties fo:break-before="page"/>
      <style:text-properties officeooo:rsid="000ea7fe" officeooo:paragraph-rsid="000ea7fe"/>
    </style:style>
    <style:style style:name="P26" style:family="paragraph" style:parent-style-name="Standard">
      <style:paragraph-properties fo:break-before="page"/>
      <style:text-properties officeooo:rsid="000ff1ef" officeooo:paragraph-rsid="000ff1ef"/>
    </style:style>
    <style:style style:name="P27" style:family="paragraph" style:parent-style-name="Standard">
      <style:paragraph-properties fo:break-before="page"/>
      <style:text-properties officeooo:rsid="0014645d" officeooo:paragraph-rsid="0014645d"/>
    </style:style>
    <style:style style:name="P28" style:family="paragraph" style:parent-style-name="Table_20_Contents">
      <style:text-properties officeooo:rsid="000880ff" officeooo:paragraph-rsid="000880ff"/>
    </style:style>
    <style:style style:name="P29" style:family="paragraph" style:parent-style-name="Table_20_Contents">
      <style:text-properties officeooo:rsid="0008e829" officeooo:paragraph-rsid="0008e829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0a82b9" officeooo:paragraph-rsid="000a82b9"/>
    </style:style>
    <style:style style:name="P32" style:family="paragraph" style:parent-style-name="Table_20_Contents">
      <style:text-properties officeooo:rsid="000bbb42" officeooo:paragraph-rsid="000bbb42"/>
    </style:style>
    <style:style style:name="P33" style:family="paragraph" style:parent-style-name="Table_20_Contents">
      <style:paragraph-properties fo:text-align="center" style:justify-single-word="false"/>
      <style:text-properties officeooo:rsid="000cd1ac" officeooo:paragraph-rsid="000cd1ac"/>
    </style:style>
    <style:style style:name="P34" style:family="paragraph" style:parent-style-name="Table_20_Contents">
      <style:paragraph-properties fo:text-align="center" style:justify-single-word="false"/>
      <style:text-properties officeooo:rsid="000ea7fe" officeooo:paragraph-rsid="000ea7fe"/>
    </style:style>
    <style:style style:name="P35" style:family="paragraph" style:parent-style-name="Table_20_Contents">
      <style:text-properties officeooo:rsid="0014645d" officeooo:paragraph-rsid="0014645d"/>
    </style:style>
    <style:style style:name="P36" style:family="paragraph" style:parent-style-name="Table_20_Contents">
      <style:paragraph-properties fo:text-align="center" style:justify-single-word="false"/>
      <style:text-properties officeooo:rsid="0014645d" officeooo:paragraph-rsid="0014645d"/>
    </style:style>
    <style:style style:name="P37" style:family="paragraph" style:parent-style-name="Table_20_Contents">
      <style:paragraph-properties fo:text-align="center" style:justify-single-word="false"/>
      <style:text-properties officeooo:rsid="00160702" officeooo:paragraph-rsid="00160702"/>
    </style:style>
    <style:style style:name="P38" style:family="paragraph" style:parent-style-name="Table_20_Contents">
      <style:paragraph-properties fo:text-align="center" style:justify-single-word="false"/>
      <style:text-properties officeooo:rsid="0018061a" officeooo:paragraph-rsid="0018061a"/>
    </style:style>
    <style:style style:name="P39" style:family="paragraph" style:parent-style-name="Table_20_Contents">
      <style:paragraph-properties fo:text-align="end" style:justify-single-word="false"/>
      <style:text-properties officeooo:rsid="0018061a" officeooo:paragraph-rsid="0018061a"/>
    </style:style>
    <style:style style:name="P40" style:family="paragraph" style:parent-style-name="Table_20_Contents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rsid="0014645d" officeooo:paragraph-rsid="0014645d"/>
    </style:style>
    <style:style style:name="P41" style:family="paragraph" style:parent-style-name="Standard">
      <style:text-properties officeooo:rsid="001c454a" officeooo:paragraph-rsid="001c454a"/>
    </style:style>
    <style:style style:name="P42" style:family="paragraph" style:parent-style-name="Standard">
      <style:text-properties officeooo:rsid="0014645d" officeooo:paragraph-rsid="0014645d"/>
    </style:style>
    <style:style style:name="P43" style:family="paragraph" style:parent-style-name="Standard">
      <style:text-properties officeooo:rsid="002103c5" officeooo:paragraph-rsid="0014645d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c454a" officeooo:paragraph-rsid="001c454a"/>
    </style:style>
    <style:style style:name="P45" style:family="paragraph" style:parent-style-name="Table_20_Contents">
      <style:paragraph-properties fo:text-align="center" style:justify-single-word="false"/>
      <style:text-properties officeooo:rsid="00160702" officeooo:paragraph-rsid="00160702"/>
    </style:style>
    <style:style style:name="P46" style:family="paragraph" style:parent-style-name="Table_20_Contents">
      <style:paragraph-properties fo:text-align="center" style:justify-single-word="false"/>
      <style:text-properties officeooo:rsid="00204fdc" officeooo:paragraph-rsid="00204fdc"/>
    </style:style>
    <style:style style:name="P47" style:family="paragraph" style:parent-style-name="Table_20_Contents">
      <style:paragraph-properties fo:text-align="end" style:justify-single-word="false"/>
      <style:text-properties officeooo:rsid="00204fdc" officeooo:paragraph-rsid="00204fdc"/>
    </style:style>
    <style:style style:name="P48" style:family="paragraph" style:parent-style-name="Table_20_Contents">
      <style:paragraph-properties fo:text-align="center" style:justify-single-word="false"/>
      <style:text-properties officeooo:rsid="002103c5" officeooo:paragraph-rsid="002103c5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103c5" officeooo:paragraph-rsid="002103c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rsid="002103c5" officeooo:paragraph-rsid="002103c5"/>
    </style:style>
    <style:style style:name="P51" style:family="paragraph">
      <loext:graphic-properties draw:fill-color="#000000"/>
      <style:paragraph-properties fo:text-align="center"/>
    </style:style>
    <style:style style:name="P52" style:family="paragraph">
      <loext:graphic-properties draw:fill="none" draw:fill-color="#729fcf"/>
    </style:style>
    <style:style style:name="P53" style:family="paragraph">
      <loext:graphic-properties draw:fill="none" draw:fill-color="#729fcf"/>
      <style:paragraph-properties fo:text-align="center"/>
    </style:style>
    <style:style style:name="P54" style:family="paragraph">
      <style:paragraph-properties fo:text-align="center"/>
    </style:style>
    <style:style style:name="P55" style:family="paragraph">
      <loext:graphic-properties draw:fill="none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</style:style>
    <style:style style:name="P58" style:family="paragraph">
      <style:text-properties fo:font-size="13pt" fo:font-weight="bold" style:font-size-asian="13pt" style:font-weight-asian="bold" style:font-size-complex="13pt" style:font-weight-complex="bold"/>
    </style:style>
    <style:style style:name="P5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0c22c3"/>
    </style:style>
    <style:style style:name="T2" style:family="text">
      <style:text-properties officeooo:rsid="000f8877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06b1d"/>
    </style:style>
    <style:style style:name="T5" style:family="text">
      <style:text-properties officeooo:rsid="0014645d"/>
    </style:style>
    <style:style style:name="T6" style:family="text">
      <style:text-properties officeooo:rsid="00160702"/>
    </style:style>
    <style:style style:name="T7" style:family="text">
      <style:text-properties officeooo:rsid="001a22fe"/>
    </style:style>
    <style:style style:name="T8" style:family="text">
      <style:text-properties officeooo:rsid="001a45d2"/>
    </style:style>
    <style:style style:name="T9" style:family="text">
      <style:text-properties officeooo:rsid="002103c5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ff00" draw:fill="none" draw:fill-color="#729fcf" draw:textarea-horizontal-align="justify" draw:textarea-vertical-align="middle" draw:auto-grow-height="false" fo:min-height="0.7272in" fo:min-width="1.77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ff9900" draw:fill="none" draw:fill-color="#729fcf" draw:textarea-horizontal-align="justify" draw:textarea-vertical-align="middle" draw:auto-grow-height="false" fo:min-height="0.7091in" fo:min-width="1.7957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ff6666" draw:fill="none" draw:fill-color="#729fcf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3399" draw:fill="none" draw:fill-color="#729fcf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svg:stroke-color="#3333ff" draw:fill="none" draw:fill-color="#729fcf" draw:textarea-horizontal-align="justify" draw:textarea-vertical-align="middle" draw:auto-grow-height="false" fo:min-height="1.6236in" fo:min-width="0.8256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svg:stroke-color="#00ff66" draw:fill="none" draw:fill-color="#729fcf" draw:textarea-horizontal-align="justify" draw:textarea-vertical-align="middle" draw:auto-grow-height="false" fo:min-height="0.2925in" fo:min-width="3.72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svg:stroke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02in" svg:stroke-color="#3333ff" draw:fill="none" draw:textarea-horizontal-align="justify" draw:textarea-vertical-align="middle" draw:auto-grow-height="false" fo:min-height="0.7646in" fo:min-width="1.789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402in" svg:stroke-color="#00cc33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.0402in" svg:stroke-color="#000000" draw:fill="none" draw:fill-color="#ffffff" fo:min-height="0.6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.0402in" svg:stroke-color="#000000" draw:fill="none" draw:fill-color="#ffffff" fo:min-height="0.6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.0402in" svg:stroke-color="#000000" draw:fill="none" draw:fill-color="#ffffff" fo:min-height="0.6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svg:stroke-color="#000000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svg:stroke-color="#000000" draw:fill="none" draw:textarea-horizontal-align="justify" draw:textarea-vertical-align="middle" draw:auto-grow-height="false" fo:min-height="3.028in" fo:min-width="4.05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.0201in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cot Matson</text:p>
      <text:p text:style-name="P41">CS47-01</text:p>
      <text:p text:style-name="P41">Patra</text:p>
      <text:p text:style-name="P44">Homework 2</text:p>
      <text:p text:style-name="P41"/>
      <text:p text:style-name="P5">1. FIBONACCI</text:p>
      <text:p text:style-name="P2">.data</text:p>
      <text:p text:style-name="P1">prompt:<text:tab/><text:tab/>.asciiz "Enter a positive integer to indicate how many Fibonacci numbers to store in the stack..\n"</text:p>
      <text:p text:style-name="P1">cursor:<text:tab/><text:tab/>.asciiz "&gt;&gt; "</text:p>
      <text:p text:style-name="P1">endMsg:<text:tab/><text:tab/>.asciiz<text:tab/>"Sequence Completed.\n"</text:p>
      <text:p text:style-name="P1">error:<text:tab/><text:tab/>.asciiz "A Fibonacci sequence must have at least 1 value. No numbers were pushed to the stack."</text:p>
      <text:p text:style-name="P1">result:<text:tab/><text:tab/>.asciiz "\n**Printing Fibonacci sequence from the stack.**\n"</text:p>
      <text:p text:style-name="P1">delimit:<text:tab/>.asciiz " "</text:p>
      <text:p text:style-name="P1"/>
      <text:p text:style-name="P1">.text</text:p>
      <text:p text:style-name="P1">main:</text:p>
      <text:p text:style-name="P1"><text:tab/># User prompt.</text:p>
      <text:p text:style-name="P1"><text:tab/>li<text:tab/>$v0, 4</text:p>
      <text:p text:style-name="P1"><text:tab/>la<text:tab/>$a0, prompt</text:p>
      <text:p text:style-name="P1"><text:tab/>syscall</text:p>
      <text:p text:style-name="P1"><text:tab/></text:p>
      <text:p text:style-name="P1"><text:tab/>li<text:tab/>$v0, 4</text:p>
      <text:p text:style-name="P1"><text:tab/>la<text:tab/>$a0, cursor</text:p>
      <text:p text:style-name="P1"><text:tab/>syscall</text:p>
      <text:p text:style-name="P1"><text:tab/></text:p>
      <text:p text:style-name="P1"><text:tab/># Get user input.</text:p>
      <text:p text:style-name="P1"><text:tab/>li<text:tab/>$v0, 5</text:p>
      <text:p text:style-name="P1"><text:tab/>syscall</text:p>
      <text:p text:style-name="P1"><text:tab/></text:p>
      <text:p text:style-name="P1"><text:tab/># Start fibonacci procedure</text:p>
      <text:p text:style-name="P1"><text:tab/>move<text:tab/>$s0, $v0</text:p>
      <text:p text:style-name="P1"><text:tab/>jal fibonacci</text:p>
      <text:p text:style-name="P1"><text:tab/></text:p>
      <text:p text:style-name="P1"><text:tab/># Notify user of completed sequence.</text:p>
      <text:p text:style-name="P1"><text:tab/>li<text:tab/>$v0, 4</text:p>
      <text:p text:style-name="P1"><text:tab/>la<text:tab/>$a0, result</text:p>
      <text:p text:style-name="P1"><text:tab/>syscall</text:p>
      <text:p text:style-name="P1"><text:tab/></text:p>
      <text:p text:style-name="P1"><text:tab/># Display the sequence.</text:p>
      <text:p text:style-name="P1"><text:tab/>#sw<text:tab/>$a1, index</text:p>
      <text:p text:style-name="P1"><text:tab/>jal<text:tab/>stackReader</text:p>
      <text:p text:style-name="P1"><text:tab/></text:p>
      <text:p text:style-name="P1"><text:tab/># Exit the application</text:p>
      <text:p text:style-name="P1"><text:tab/>li<text:tab/>$v0, 10</text:p>
      <text:p text:style-name="P1"><text:tab/>syscall</text:p>
      <text:p text:style-name="P1"/>
      <text:p text:style-name="P1">#---------------------------------------------------------------------------------#</text:p>
      <text:p text:style-name="P1">fibonacci:</text:p>
      <text:p text:style-name="P1"><text:tab/>ble<text:tab/>$s0, 0, fibZero</text:p>
      <text:p text:style-name="P1"><text:tab/></text:p>
      <text:p text:style-name="P1"><text:tab/># Initialize first position.</text:p>
      <text:p text:style-name="P1"><text:tab/>addi<text:tab/>$a1, $zero, 1</text:p>
      <text:p text:style-name="P1"><text:tab/></text:p>
      <text:p text:style-name="P1"><text:tab/>beq<text:tab/>$s0, 1, fibOne</text:p>
      <text:p text:style-name="P1"><text:tab/></text:p>
      <text:p text:style-name="P1"><text:tab/># Initialize second position.</text:p>
      <text:p text:style-name="P1"><text:soft-page-break/><text:tab/>addi<text:tab/>$a2, $zero, 1</text:p>
      <text:p text:style-name="P1"><text:tab/></text:p>
      <text:p text:style-name="P1"><text:tab/># Push the stack.</text:p>
      <text:p text:style-name="P1"><text:tab/>sw<text:tab/>$a1, ($sp)</text:p>
      <text:p text:style-name="P1"><text:tab/>addi<text:tab/>$sp, $sp, -4</text:p>
      <text:p text:style-name="P1"><text:tab/>sw<text:tab/>$a2, ($sp)</text:p>
      <text:p text:style-name="P1"><text:tab/></text:p>
      <text:p text:style-name="P1"><text:tab/># Initialize a loop counter (2 positions already stored)</text:p>
      <text:p text:style-name="P1"><text:tab/>addi<text:tab/>$a1, $zero, 2</text:p>
      <text:p text:style-name="P1"><text:tab/>fibLoop:</text:p>
      <text:p text:style-name="P1"><text:tab/><text:tab/>beq<text:tab/>$s0, $a1, fibExit</text:p>
      <text:p text:style-name="P1"><text:tab/><text:tab/></text:p>
      <text:p text:style-name="P1"><text:tab/><text:tab/># Get the first two fibonacci values</text:p>
      <text:p text:style-name="P1"><text:tab/><text:tab/>addi<text:tab/>$sp, $sp, 4</text:p>
      <text:p text:style-name="P1"><text:tab/><text:tab/>lw<text:tab/>$t0, ($sp)</text:p>
      <text:p text:style-name="P1"><text:tab/><text:tab/>addi<text:tab/>$sp, $sp, -4</text:p>
      <text:p text:style-name="P1"><text:tab/><text:tab/>lw<text:tab/>$t1, ($sp)</text:p>
      <text:p text:style-name="P1"><text:tab/><text:tab/>addi<text:tab/>$sp, $sp, -4</text:p>
      <text:p text:style-name="P1"><text:tab/><text:tab/></text:p>
      <text:p text:style-name="P1"><text:tab/><text:tab/># Add them together</text:p>
      <text:p text:style-name="P1"><text:tab/><text:tab/>add<text:tab/>$t2, $t0, $t1</text:p>
      <text:p text:style-name="P1"><text:tab/><text:tab/></text:p>
      <text:p text:style-name="P1"><text:tab/><text:tab/># Store the new value</text:p>
      <text:p text:style-name="P1"><text:tab/><text:tab/>sw<text:tab/>$t2, ($sp)</text:p>
      <text:p text:style-name="P1"><text:tab/><text:tab/></text:p>
      <text:p text:style-name="P1"><text:tab/><text:tab/># Increment the loop counter and re-enter the loop.</text:p>
      <text:p text:style-name="P1"><text:tab/><text:tab/>addi<text:tab/>$a1, $a1, 1</text:p>
      <text:p text:style-name="P1"><text:tab/><text:tab/></text:p>
      <text:p text:style-name="P1"><text:tab/><text:tab/>j fibLoop</text:p>
      <text:p text:style-name="P1"><text:tab/></text:p>
      <text:p text:style-name="P1"><text:tab/>fibExit:</text:p>
      <text:p text:style-name="P1"><text:tab/><text:tab/>jr<text:tab/>$ra</text:p>
      <text:p text:style-name="P1"><text:tab/></text:p>
      <text:p text:style-name="P1">fibZero:</text:p>
      <text:p text:style-name="P1"><text:tab/># Check value</text:p>
      <text:p text:style-name="P1"><text:tab/>li<text:tab/>$v0, 4</text:p>
      <text:p text:style-name="P1"><text:tab/>la<text:tab/>$a0, error</text:p>
      <text:p text:style-name="P1"><text:tab/>syscall</text:p>
      <text:p text:style-name="P1"><text:tab/></text:p>
      <text:p text:style-name="P1"><text:tab/>jr<text:tab/>$ra</text:p>
      <text:p text:style-name="P1"/>
      <text:p text:style-name="P1">fibOne:</text:p>
      <text:p text:style-name="P1"><text:tab/># Push the stack.</text:p>
      <text:p text:style-name="P1"><text:tab/>addi<text:tab/>$sp, $sp, -4</text:p>
      <text:p text:style-name="P1"><text:tab/>sw<text:tab/>$a1, 0($sp)</text:p>
      <text:p text:style-name="P1"><text:tab/></text:p>
      <text:p text:style-name="P1"><text:tab/>jr<text:tab/>$ra</text:p>
      <text:p text:style-name="P1"><text:tab/></text:p>
      <text:p text:style-name="P1">#---------------------------------------------------------------------------------#</text:p>
      <text:p text:style-name="P1">stackReader:</text:p>
      <text:p text:style-name="P1"><text:tab/># Set the counter.</text:p>
      <text:p text:style-name="P1"><text:tab/>addi<text:tab/>$a1, $zero, 0</text:p>
      <text:p text:style-name="P1"><text:tab/>stackLoop:</text:p>
      <text:p text:style-name="P1"><text:tab/><text:tab/># Exit upon completion.</text:p>
      <text:p text:style-name="P1"><text:tab/><text:tab/>beq<text:tab/>$s0, $a1, stackExit</text:p>
      <text:p text:style-name="P1"><text:tab/><text:tab/></text:p>
      <text:p text:style-name="P1"><text:tab/><text:tab/># Print the current index.</text:p>
      <text:p text:style-name="P1"><text:tab/><text:tab/>lw<text:tab/>$t0, ($sp)</text:p>
      <text:p text:style-name="P1"><text:tab/><text:tab/>addi<text:tab/>$sp, $sp, 4</text:p>
      <text:p text:style-name="P1"><text:soft-page-break/><text:tab/><text:tab/></text:p>
      <text:p text:style-name="P1"><text:tab/><text:tab/>li<text:tab/>$v0, 1</text:p>
      <text:p text:style-name="P1"><text:tab/><text:tab/>move<text:tab/>$a0, $t0</text:p>
      <text:p text:style-name="P1"><text:tab/><text:tab/>syscall</text:p>
      <text:p text:style-name="P1"><text:tab/><text:tab/></text:p>
      <text:p text:style-name="P1"><text:tab/><text:tab/>li<text:tab/>$v0, 4</text:p>
      <text:p text:style-name="P1"><text:tab/><text:tab/>la<text:tab/>$a0, delimit</text:p>
      <text:p text:style-name="P1"><text:tab/><text:tab/>syscall</text:p>
      <text:p text:style-name="P1"><text:tab/><text:tab/></text:p>
      <text:p text:style-name="P1"><text:tab/><text:tab/>addi<text:tab/>$a1, $a1, 1</text:p>
      <text:p text:style-name="P1"><text:tab/><text:tab/></text:p>
      <text:p text:style-name="P1"><text:tab/><text:tab/>j stackLoop</text:p>
      <text:p text:style-name="P1"><text:tab/><text:tab/></text:p>
      <text:p text:style-name="P1"><text:tab/>stackExit:</text:p>
      <text:p text:style-name="P1"><text:tab/><text:tab/>li<text:tab/>$v0, 4</text:p>
      <text:p text:style-name="P1"><text:tab/><text:tab/>la<text:tab/>$a0, endMsg</text:p>
      <text:p text:style-name="P1"><text:tab/><text:tab/>syscall</text:p>
      <text:p text:style-name="P1"><text:tab/><text:tab/></text:p>
      <text:p text:style-name="P6"><text:tab/><text:tab/>jr<text:tab/>$ra</text:p>
      <text:p text:style-name="P6"/>
      <text:p text:style-name="P22"/>
      <text:p text:style-name="P5">2) MERGE</text:p>
      <text:p text:style-name="P4">.data</text:p>
      <text:p text:style-name="P3">var_a:<text:tab/><text:tab/>.word 2 3 5 5 8 10 11 17 18 20 </text:p>
      <text:p text:style-name="P3">var_b:<text:tab/><text:tab/>.word 5 6 7 8 14 15 17</text:p>
      <text:p text:style-name="P3">var_m:<text:tab/><text:tab/>.word 10</text:p>
      <text:p text:style-name="P3">var_n:<text:tab/><text:tab/>.word 7</text:p>
      <text:p text:style-name="P3"/>
      <text:p text:style-name="P3">exitMsg:<text:tab/>.asciiz "Merge completed.\n"</text:p>
      <text:p text:style-name="P3">spacer:<text:tab/><text:tab/>.asciiz " "</text:p>
      <text:p text:style-name="P3"/>
      <text:p text:style-name="P3"># Expected sequence in this location - 2 3 5 5 5 6 7 8 8 10 11 14 15 17 17 18 20</text:p>
      <text:p text:style-name="P3">var_c: .word 0 0 0 0 0 0 0 0 0 0 0 0 0 0 0 0 0</text:p>
      <text:p text:style-name="P3"/>
      <text:p text:style-name="P3">.text</text:p>
      <text:p text:style-name="P3">main:</text:p>
      <text:p text:style-name="P3"><text:tab/># Initialize the indices.</text:p>
      <text:p text:style-name="P3"><text:tab/># var_a head.</text:p>
      <text:p text:style-name="P3"><text:tab/>addi<text:tab/>$s0, $zero, 0</text:p>
      <text:p text:style-name="P3"><text:tab/># var_b head.</text:p>
      <text:p text:style-name="P3"><text:tab/>addi<text:tab/>$s1, $zero, 0</text:p>
      <text:p text:style-name="P3"><text:tab/># var_c head</text:p>
      <text:p text:style-name="P3"><text:tab/>addi<text:tab/>$s2, $zero, 0</text:p>
      <text:p text:style-name="P3"><text:tab/></text:p>
      <text:p text:style-name="P3"><text:tab/># Store lengths</text:p>
      <text:p text:style-name="P3"><text:tab/>lw<text:tab/>$s3, var_m</text:p>
      <text:p text:style-name="P3"><text:tab/>lw<text:tab/>$s4, var_n</text:p>
      <text:p text:style-name="P3"><text:tab/>mul<text:tab/>$s3, $s3, 4</text:p>
      <text:p text:style-name="P3"><text:tab/>mul<text:tab/>$s4, $s4, 4</text:p>
      <text:p text:style-name="P3"><text:tab/></text:p>
      <text:p text:style-name="P3"><text:tab/>jal merge</text:p>
      <text:p text:style-name="P3"><text:tab/></text:p>
      <text:p text:style-name="P3"><text:tab/># Notify user of completion.</text:p>
      <text:p text:style-name="P3"><text:tab/>li<text:tab/>$v0, 4</text:p>
      <text:p text:style-name="P3"><text:tab/>la<text:tab/>$a0, exitMsg</text:p>
      <text:p text:style-name="P3"><text:tab/>syscall</text:p>
      <text:p text:style-name="P3"><text:tab/></text:p>
      <text:p text:style-name="P3"><text:tab/>jal printMerge</text:p>
      <text:p text:style-name="P3"><text:tab/></text:p>
      <text:p text:style-name="P3"><text:tab/># Send OS exit signal.</text:p>
      <text:p text:style-name="P3"><text:tab/>li<text:tab/>$v0, 10</text:p>
      <text:p text:style-name="P3"><text:tab/>syscall</text:p>
      <text:p text:style-name="P3"><text:tab/></text:p>
      <text:p text:style-name="P3">#-----------------------------------------------------------------------#</text:p>
      <text:p text:style-name="P3"><text:tab/></text:p>
      <text:p text:style-name="P3">merge:</text:p>
      <text:p text:style-name="P3"><text:tab/># When either case is exhausted of values, append all that remain.</text:p>
      <text:p text:style-name="P3"><text:tab/>beq<text:tab/>$s0, $s3, appendB</text:p>
      <text:p text:style-name="P3"><text:tab/>beq<text:tab/>$s1, $s4, appendA</text:p>
      <text:p text:style-name="P3"><text:tab/></text:p>
      <text:p text:style-name="P3"><text:tab/># Get values</text:p>
      <text:p text:style-name="P3"><text:tab/>lw<text:tab/>$t0, var_a($s0)</text:p>
      <text:p text:style-name="P3"><text:tab/>lw<text:tab/>$t1, var_b($s1)</text:p>
      <text:p text:style-name="P3"><text:tab/></text:p>
      <text:p text:style-name="P3"><text:tab/># Find the smallest value</text:p>
      <text:p text:style-name="P3"><text:tab/>sle<text:tab/>$a0, $t0, $t1</text:p>
      <text:p text:style-name="P3"><text:tab/>beq<text:tab/>$a0, 1, atoc</text:p>
      <text:p text:style-name="P3"><text:tab/></text:p>
      <text:p text:style-name="P3"><text:tab/># Else...</text:p>
      <text:p text:style-name="P3"><text:soft-page-break/><text:tab/>j btoc</text:p>
      <text:p text:style-name="P3"><text:tab/></text:p>
      <text:p text:style-name="P3">#----------------------------------------------------------#</text:p>
      <text:p text:style-name="P3"><text:tab/></text:p>
      <text:p text:style-name="P3">atoc:</text:p>
      <text:p text:style-name="P3"><text:tab/># Store the value</text:p>
      <text:p text:style-name="P3"><text:tab/>sw<text:tab/>$t0, var_c($s2)</text:p>
      <text:p text:style-name="P3"><text:tab/></text:p>
      <text:p text:style-name="P3"><text:tab/>#Advance the pointers.</text:p>
      <text:p text:style-name="P3"><text:tab/>addi<text:tab/>$s0, $s0, 4</text:p>
      <text:p text:style-name="P3"><text:tab/>addi<text:tab/>$s2, $s2, 4</text:p>
      <text:p text:style-name="P3"><text:tab/><text:tab/><text:tab/></text:p>
      <text:p text:style-name="P3"><text:tab/>j merge</text:p>
      <text:p text:style-name="P3">btoc:</text:p>
      <text:p text:style-name="P3"><text:tab/># Store the value</text:p>
      <text:p text:style-name="P3"><text:tab/>sw<text:tab/>$t1, var_c($s2)</text:p>
      <text:p text:style-name="P3"><text:tab/></text:p>
      <text:p text:style-name="P3"><text:tab/># Advance the pointers</text:p>
      <text:p text:style-name="P3"><text:tab/>addi<text:tab/>$s1, $s1, 4</text:p>
      <text:p text:style-name="P3"><text:tab/>addi<text:tab/>$s2, $s2, 4</text:p>
      <text:p text:style-name="P3"><text:tab/></text:p>
      <text:p text:style-name="P3"><text:tab/>j merge</text:p>
      <text:p text:style-name="P3"><text:tab/></text:p>
      <text:p text:style-name="P3">#---------------------------------------------------------------#</text:p>
      <text:p text:style-name="P3"><text:tab/></text:p>
      <text:p text:style-name="P3">appendA:</text:p>
      <text:p text:style-name="P3"><text:tab/># Append all remaining values of A to C.</text:p>
      <text:p text:style-name="P3"><text:tab/>appendLoopA:</text:p>
      <text:p text:style-name="P3"><text:tab/><text:tab/>beq<text:tab/>$s0, $s3, exitB</text:p>
      <text:p text:style-name="P3"><text:tab/><text:tab/>lw<text:tab/>$t0, var_a($s0)</text:p>
      <text:p text:style-name="P3"><text:tab/><text:tab/></text:p>
      <text:p text:style-name="P3"><text:tab/><text:tab/># Store the value</text:p>
      <text:p text:style-name="P3"><text:tab/><text:tab/>sw<text:tab/>$t0, var_c($s2)</text:p>
      <text:p text:style-name="P3"><text:tab/></text:p>
      <text:p text:style-name="P3"><text:tab/><text:tab/>#Advance the pointers.</text:p>
      <text:p text:style-name="P3"><text:tab/><text:tab/>addi<text:tab/>$s0, $s0, 4</text:p>
      <text:p text:style-name="P3"><text:tab/><text:tab/>addi<text:tab/>$s2, $s2, 4</text:p>
      <text:p text:style-name="P3"><text:tab/><text:tab/></text:p>
      <text:p text:style-name="P3"><text:tab/><text:tab/>j appendLoopA</text:p>
      <text:p text:style-name="P3"><text:tab/>exitA:</text:p>
      <text:p text:style-name="P3"><text:tab/><text:tab/>jr<text:tab/>$ra</text:p>
      <text:p text:style-name="P3"><text:tab/></text:p>
      <text:p text:style-name="P3">appendB:</text:p>
      <text:p text:style-name="P3"><text:tab/># Append all remaining values of B to C.</text:p>
      <text:p text:style-name="P3"><text:tab/>appendLoopB:</text:p>
      <text:p text:style-name="P3"><text:tab/><text:tab/>beq<text:tab/>$s1, $s4, exitB</text:p>
      <text:p text:style-name="P3"><text:tab/><text:tab/>lw<text:tab/>$t1, var_b($s1)</text:p>
      <text:p text:style-name="P3"><text:tab/><text:tab/></text:p>
      <text:p text:style-name="P3"><text:tab/><text:tab/># Store the value</text:p>
      <text:p text:style-name="P3"><text:tab/><text:tab/>sw<text:tab/>$t1, var_c($s2)</text:p>
      <text:p text:style-name="P3"><text:tab/></text:p>
      <text:p text:style-name="P3"><text:tab/><text:tab/># Advance the pointers</text:p>
      <text:p text:style-name="P3"><text:tab/><text:tab/>addi<text:tab/>$s1, $s1, 4</text:p>
      <text:p text:style-name="P3"><text:tab/><text:tab/>addi<text:tab/>$s2, $s2, 4</text:p>
      <text:p text:style-name="P3"><text:tab/>exitB:</text:p>
      <text:p text:style-name="P3"><text:tab/><text:tab/>jr<text:tab/>$ra</text:p>
      <text:p text:style-name="P3"/>
      <text:p text:style-name="P3">#---------------------------------------------------------------#</text:p>
      <text:p text:style-name="P3"/>
      <text:p text:style-name="P3"><text:soft-page-break/>printMerge:</text:p>
      <text:p text:style-name="P3"><text:tab/># Set index</text:p>
      <text:p text:style-name="P3"><text:tab/>addi<text:tab/>$t0, $zero, 0</text:p>
      <text:p text:style-name="P3"><text:tab/></text:p>
      <text:p text:style-name="P3"><text:tab/># Set condition</text:p>
      <text:p text:style-name="P3"><text:tab/>add<text:tab/>$t1, $s3, $s4</text:p>
      <text:p text:style-name="P3"><text:tab/></text:p>
      <text:p text:style-name="P3"><text:tab/>while:</text:p>
      <text:p text:style-name="P3"><text:tab/><text:tab/>beq<text:tab/>$t0, $t1, exit</text:p>
      <text:p text:style-name="P3"><text:tab/><text:tab/>lw<text:tab/>$a0, var_c($t0)</text:p>
      <text:p text:style-name="P3"><text:tab/><text:tab/></text:p>
      <text:p text:style-name="P3"><text:tab/><text:tab/># Print the value</text:p>
      <text:p text:style-name="P3"><text:tab/><text:tab/>li<text:tab/>$v0, 1</text:p>
      <text:p text:style-name="P3"><text:tab/><text:tab/>syscall</text:p>
      <text:p text:style-name="P3"><text:tab/><text:tab/></text:p>
      <text:p text:style-name="P3"><text:tab/><text:tab/>li<text:tab/>$v0, 4</text:p>
      <text:p text:style-name="P3"><text:tab/><text:tab/>la<text:tab/>$a0, spacer</text:p>
      <text:p text:style-name="P3"><text:tab/><text:tab/>syscall</text:p>
      <text:p text:style-name="P3"><text:tab/><text:tab/></text:p>
      <text:p text:style-name="P3"><text:tab/><text:tab/># Increment the index</text:p>
      <text:p text:style-name="P3"><text:tab/><text:tab/>addi<text:tab/>$t0, $t0, 4</text:p>
      <text:p text:style-name="P3"><text:tab/><text:tab/></text:p>
      <text:p text:style-name="P3"><text:tab/><text:tab/>j while</text:p>
      <text:p text:style-name="P3"><text:tab/><text:tab/></text:p>
      <text:p text:style-name="P3"><text:tab/>exit:</text:p>
      <text:p text:style-name="P7"><text:tab/><text:tab/>jr<text:tab/>$ra</text:p>
      <text:p text:style-name="P7"/>
      <text:p text:style-name="P7"/>
      <text:p text:style-name="P23">3(a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A = (6)_base10</text:p>
            <text:p text:style-name="P29">6 / 2 = 3 R 0</text:p>
            <text:p text:style-name="P29">3 / 2 = 1 R 1</text:p>
            <text:p text:style-name="P29">1 / 2 = 0 R 1</text:p>
            <text:p text:style-name="P29">A = (6)_base10 = (0110)_base2</text:p>
          </table:table-cell>
          <table:table-cell table:style-name="Table1.B1" office:value-type="string">
            <text:p text:style-name="P29">A = (-3)_base10</text:p>
            <text:p text:style-name="P29">3 / 2 = 1 R 1</text:p>
            <text:p text:style-name="P29">1 / 2 = 0 R 1</text:p>
            <text:p text:style-name="P29">A = (3)_base10 = (0011)_base2</text:p>
            <text:p text:style-name="P29">Two's Complement</text:p>
            <text:p text:style-name="P29">Flip the bits = 1100, +1 = 1101</text:p>
            <text:p text:style-name="P29">A= (-3)_base10 = (1101)_base2</text:p>
          </table:table-cell>
        </table:table-row>
      </table:table>
      <text:p text:style-name="P5"/>
      <text:p text:style-name="P8">3(b)</text:p>
      <text:p text:style-name="P9"/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1">0</text:p>
          </table:table-cell>
          <table:table-cell table:style-name="Table3.A1" office:value-type="string">
            <text:p text:style-name="P31">1</text:p>
          </table:table-cell>
          <table:table-cell table:style-name="Table3.A1" office:value-type="string">
            <text:p text:style-name="P31">1</text:p>
          </table:table-cell>
          <table:table-cell table:style-name="Table3.H1" office:value-type="string">
            <text:p text:style-name="P31">0</text:p>
          </table:table-cell>
        </table:table-row>
        <table:table-row>
          <table:table-cell table:style-name="Table3.A2" office:value-type="string">
            <text:p text:style-name="P31">(x)</text:p>
          </table:table-cell>
          <table:table-cell table:style-name="Table3.E7" office:value-type="string">
            <text:p text:style-name="P11"/>
          </table:table-cell>
          <table:table-cell table:style-name="Table3.E7" office:value-type="string">
            <text:p text:style-name="P11"/>
          </table:table-cell>
          <table:table-cell table:style-name="Table3.E7" office:value-type="string">
            <text:p text:style-name="P11"/>
          </table:table-cell>
          <table:table-cell table:style-name="Table3.E7" office:value-type="string">
            <text:p text:style-name="P31">1</text:p>
          </table:table-cell>
          <table:table-cell table:style-name="Table3.E7" office:value-type="string">
            <text:p text:style-name="P31">1</text:p>
          </table:table-cell>
          <table:table-cell table:style-name="Table3.E7" office:value-type="string">
            <text:p text:style-name="P31">0</text:p>
          </table:table-cell>
          <table:table-cell table:style-name="Table3.H4" office:value-type="string">
            <text:p text:style-name="P31">1</text:p>
          </table:table-cell>
        </table:table-row>
        <table:table-row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H3" office:value-type="string">
            <text:p text:style-name="P30"/>
          </table:table-cell>
        </table:table-row>
        <table:table-row>
          <table:table-cell table:style-name="Table3.A6" office:value-type="string">
            <text:p text:style-name="P30"/>
          </table:table-cell>
          <table:table-cell table:style-name="Table3.E7" office:value-type="string">
            <text:p text:style-name="P11"/>
          </table:table-cell>
          <table:table-cell table:style-name="Table3.E7" office:value-type="string">
            <text:p text:style-name="P11"/>
          </table:table-cell>
          <table:table-cell table:style-name="Table3.E7" office:value-type="string">
            <text:p text:style-name="P11"/>
          </table:table-cell>
          <table:table-cell table:style-name="Table3.E7" office:value-type="string">
            <text:p text:style-name="P31">0</text:p>
          </table:table-cell>
          <table:table-cell table:style-name="Table3.E7" office:value-type="string">
            <text:p text:style-name="P31">1</text:p>
          </table:table-cell>
          <table:table-cell table:style-name="Table3.E7" office:value-type="string">
            <text:p text:style-name="P31">1</text:p>
          </table:table-cell>
          <table:table-cell table:style-name="Table3.H4" office:value-type="string">
            <text:p text:style-name="P31">0</text:p>
          </table:table-cell>
        </table:table-row>
        <table:table-row>
          <table:table-cell table:style-name="Table3.A6" office:value-type="string">
            <text:p text:style-name="P30"/>
          </table:table-cell>
          <table:table-cell table:style-name="Table3.E7" office:value-type="string">
            <text:p text:style-name="P11"/>
          </table:table-cell>
          <table:table-cell table:style-name="Table3.E7" office:value-type="string">
            <text:p text:style-name="P10">Carry(1)</text:p>
          </table:table-cell>
          <table:table-cell table:style-name="Table3.E7" office:value-type="string">
            <text:p text:style-name="P31">0</text:p>
          </table:table-cell>
          <table:table-cell table:style-name="Table3.E7" office:value-type="string">
            <text:p text:style-name="P31">0</text:p>
          </table:table-cell>
          <table:table-cell table:style-name="Table3.E7" office:value-type="string">
            <text:p text:style-name="P31">0</text:p>
          </table:table-cell>
          <table:table-cell table:style-name="Table3.E7" office:value-type="string">
            <text:p text:style-name="P31">0</text:p>
          </table:table-cell>
          <table:table-cell table:style-name="Table3.H5" office:value-type="string">
            <text:p text:style-name="P31"/>
          </table:table-cell>
        </table:table-row>
        <table:table-row>
          <table:table-cell table:style-name="Table3.A6" office:value-type="string">
            <text:p text:style-name="P30"/>
          </table:table-cell>
          <table:table-cell table:style-name="Table3.E7" office:value-type="string">
            <text:p text:style-name="P10">Carry(1)</text:p>
          </table:table-cell>
          <table:table-cell table:style-name="Table3.E7" office:value-type="string">
            <text:p text:style-name="P31">0</text:p>
          </table:table-cell>
          <table:table-cell table:style-name="Table3.E7" office:value-type="string">
            <text:p text:style-name="P31">1</text:p>
          </table:table-cell>
          <table:table-cell table:style-name="Table3.E7" office:value-type="string">
            <text:p text:style-name="P31">1</text:p>
          </table:table-cell>
          <table:table-cell table:style-name="Table3.E7" office:value-type="string">
            <text:p text:style-name="P31">0</text:p>
          </table:table-cell>
          <table:table-cell table:style-name="Table3.G6" office:value-type="string">
            <text:p text:style-name="P31"/>
          </table:table-cell>
          <table:table-cell table:style-name="Table3.H5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>(+)</text:p>
          </table:table-cell>
          <table:table-cell table:style-name="Table3.E7" office:value-type="string">
            <text:p text:style-name="P31">0</text:p>
          </table:table-cell>
          <table:table-cell table:style-name="Table3.E7" office:value-type="string">
            <text:p text:style-name="P31">1</text:p>
          </table:table-cell>
          <table:table-cell table:style-name="Table3.E7" office:value-type="string">
            <text:p text:style-name="P31">1</text:p>
          </table:table-cell>
          <table:table-cell table:style-name="Table3.E7" office:value-type="string">
            <text:p text:style-name="P31">0</text:p>
          </table:table-cell>
          <table:table-cell table:style-name="Table3.G6" office:value-type="string">
            <text:p text:style-name="P31"/>
          </table:table-cell>
          <table:table-cell table:style-name="Table3.G6" office:value-type="string">
            <text:p text:style-name="P31"/>
          </table:table-cell>
          <table:table-cell table:style-name="Table3.H5" office:value-type="string">
            <text:p text:style-name="P31"/>
          </table:table-cell>
        </table:table-row>
        <table:table-row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>
          <table:table-cell table:style-name="Table3.A9" office:value-type="string">
            <text:p text:style-name="P30"/>
          </table:table-cell>
          <table:table-cell table:style-name="Table3.G9" office:value-type="string">
            <text:p text:style-name="P31">1</text:p>
          </table:table-cell>
          <table:table-cell table:style-name="Table3.G9" office:value-type="string">
            <text:p text:style-name="P31">0</text:p>
          </table:table-cell>
          <table:table-cell table:style-name="Table3.G9" office:value-type="string">
            <text:p text:style-name="P31">0</text:p>
          </table:table-cell>
          <table:table-cell table:style-name="Table3.G9" office:value-type="string">
            <text:p text:style-name="P31">1</text:p>
          </table:table-cell>
          <table:table-cell table:style-name="Table3.G9" office:value-type="string">
            <text:p text:style-name="P31">1</text:p>
          </table:table-cell>
          <table:table-cell table:style-name="Table3.G9" office:value-type="string">
            <text:p text:style-name="P31">1</text:p>
          </table:table-cell>
          <table:table-cell table:style-name="Table3.H9" office:value-type="string">
            <text:p text:style-name="P31">0</text:p>
          </table:table-cell>
        </table:table-row>
      </table:table>
      <text:p text:style-name="P9"/>
      <text:p text:style-name="P12">3(c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<text:span text:style-name="T1">Zero Extend: </text:span>0110</text:p>
          </table:table-cell>
          <table:table-cell table:style-name="Table2.B1" office:value-type="string">
            <text:p text:style-name="P32">0000 0110</text:p>
          </table:table-cell>
        </table:table-row>
        <table:table-row>
          <table:table-cell table:style-name="Table2.A2" office:value-type="string">
            <text:p text:style-name="P32"><text:span text:style-name="T1">Sign Extend: </text:span>0110</text:p>
          </table:table-cell>
          <table:table-cell table:style-name="Table2.B2" office:value-type="string">
            <text:p text:style-name="P32">0000 0110</text:p>
          </table:table-cell>
        </table:table-row>
        <table:table-row>
          <table:table-cell table:style-name="Table2.A2" office:value-type="string">
            <text:p text:style-name="P32"><text:span text:style-name="T1">Zero Extend: </text:span>1101</text:p>
          </table:table-cell>
          <table:table-cell table:style-name="Table2.B2" office:value-type="string">
            <text:p text:style-name="P32">0000 1101</text:p>
          </table:table-cell>
        </table:table-row>
        <table:table-row>
          <table:table-cell table:style-name="Table2.A2" office:value-type="string">
            <text:p text:style-name="P32"><text:span text:style-name="T1">Sign Extend: </text:span>1101</text:p>
          </table:table-cell>
          <table:table-cell table:style-name="Table2.B2" office:value-type="string">
            <text:p text:style-name="P32">1111 1101</text:p>
          </table:table-cell>
        </table:table-row>
      </table:table>
      <text:p text:style-name="P12"/>
      <text:p text:style-name="P24">4(a) F(x, y, z) = (xy)' + z</text:p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33">X</text:p>
          </table:table-cell>
          <table:table-cell table:style-name="Table4.A1" office:value-type="string">
            <text:p text:style-name="P33">Y</text:p>
          </table:table-cell>
          <table:table-cell table:style-name="Table4.A1" office:value-type="string">
            <text:p text:style-name="P33">Z</text:p>
          </table:table-cell>
          <table:table-cell table:style-name="Table4.A1" office:value-type="string">
            <text:p text:style-name="P33">X'</text:p>
          </table:table-cell>
          <table:table-cell table:style-name="Table4.A1" office:value-type="string">
            <text:p text:style-name="P33">Y'</text:p>
          </table:table-cell>
          <table:table-cell table:style-name="Table4.A1" office:value-type="string">
            <text:p text:style-name="P33">XY</text:p>
          </table:table-cell>
          <table:table-cell table:style-name="Table4.A1" office:value-type="string">
            <text:p text:style-name="P33">(XY)'</text:p>
          </table:table-cell>
          <table:table-cell table:style-name="Table4.H1" office:value-type="string">
            <text:p text:style-name="P33">(XY)'+Z</text:p>
          </table:table-cell>
        </table:table-row>
        <table:table-row>
          <table:table-cell table:style-name="Table4.A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4">0</text:p>
          </table:table-cell>
          <table:table-cell table:style-name="Table4.G8" office:value-type="string">
            <text:p text:style-name="P34">1</text:p>
          </table:table-cell>
          <table:table-cell table:style-name="Table4.H8" office:value-type="string">
            <text:p text:style-name="P34">1</text:p>
          </table:table-cell>
        </table:table-row>
        <table:table-row>
          <table:table-cell table:style-name="Table4.A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4">0</text:p>
          </table:table-cell>
          <table:table-cell table:style-name="Table4.G8" office:value-type="string">
            <text:p text:style-name="P34">1</text:p>
          </table:table-cell>
          <table:table-cell table:style-name="Table4.H8" office:value-type="string">
            <text:p text:style-name="P33">1</text:p>
          </table:table-cell>
        </table:table-row>
        <table:table-row>
          <table:table-cell table:style-name="Table4.A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H8" office:value-type="string">
            <text:p text:style-name="P33">1</text:p>
          </table:table-cell>
        </table:table-row>
        <table:table-row>
          <table:table-cell table:style-name="Table4.A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H8" office:value-type="string">
            <text:p text:style-name="P33">1</text:p>
          </table:table-cell>
        </table:table-row>
        <table:table-row>
          <table:table-cell table:style-name="Table4.A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H8" office:value-type="string">
            <text:p text:style-name="P33">1</text:p>
          </table:table-cell>
        </table:table-row>
        <table:table-row>
          <table:table-cell table:style-name="Table4.A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1</text:p>
          </table:table-cell>
          <table:table-cell table:style-name="Table4.H8" office:value-type="string">
            <text:p text:style-name="P33">1</text:p>
          </table:table-cell>
        </table:table-row>
        <table:table-row>
          <table:table-cell table:style-name="Table4.A8" office:value-type="string">
            <text:p text:style-name="P33">1</text:p>
          </table:table-cell>
          <table:table-cell table:style-name="Table4.G8" office:value-type="string">
            <text:p text:style-name="P33">1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3">0</text:p>
          </table:table-cell>
          <table:table-cell table:style-name="Table4.G8" office:value-type="string">
            <text:p text:style-name="P34">1</text:p>
          </table:table-cell>
          <table:table-cell table:style-name="Table4.G8" office:value-type="string">
            <text:p text:style-name="P34">0</text:p>
          </table:table-cell>
          <table:table-cell table:style-name="Table4.H8" office:value-type="string">
            <text:p text:style-name="P34">0</text:p>
          </table:table-cell>
        </table:table-row>
        <table:table-row>
          <table:table-cell table:style-name="Table4.A9" office:value-type="string">
            <text:p text:style-name="P33">1</text:p>
          </table:table-cell>
          <table:table-cell table:style-name="Table4.G9" office:value-type="string">
            <text:p text:style-name="P33">1</text:p>
          </table:table-cell>
          <table:table-cell table:style-name="Table4.G9" office:value-type="string">
            <text:p text:style-name="P33">1</text:p>
          </table:table-cell>
          <table:table-cell table:style-name="Table4.G9" office:value-type="string">
            <text:p text:style-name="P33">0</text:p>
          </table:table-cell>
          <table:table-cell table:style-name="Table4.G9" office:value-type="string">
            <text:p text:style-name="P33">0</text:p>
          </table:table-cell>
          <table:table-cell table:style-name="Table4.G9" office:value-type="string">
            <text:p text:style-name="P34">1</text:p>
          </table:table-cell>
          <table:table-cell table:style-name="Table4.G9" office:value-type="string">
            <text:p text:style-name="P34">0</text:p>
          </table:table-cell>
          <table:table-cell table:style-name="Table4.H9" office:value-type="string">
            <text:p text:style-name="P33">1</text:p>
          </table:table-cell>
        </table:table-row>
      </table:table>
      <text:p text:style-name="P13"/>
      <text:p text:style-name="P13">4(b) F(x, y, z) = (X'YZ') + (XY'Z)</text:p>
      <table:table table:name="Table5" table:style-name="Table5">
        <table:table-column table:style-name="Table5.A" table:number-columns-repeated="8"/>
        <table:table-column table:style-name="Table5.I"/>
        <table:table-row>
          <table:table-cell table:style-name="Table5.A1" office:value-type="string">
            <text:p text:style-name="P33">X</text:p>
          </table:table-cell>
          <table:table-cell table:style-name="Table5.A1" office:value-type="string">
            <text:p text:style-name="P33">Y</text:p>
          </table:table-cell>
          <table:table-cell table:style-name="Table5.A1" office:value-type="string">
            <text:p text:style-name="P33">Z</text:p>
          </table:table-cell>
          <table:table-cell table:style-name="Table5.A1" office:value-type="string">
            <text:p text:style-name="P33">X'</text:p>
          </table:table-cell>
          <table:table-cell table:style-name="Table5.A1" office:value-type="string">
            <text:p text:style-name="P33">Y'</text:p>
          </table:table-cell>
          <table:table-cell table:style-name="Table5.A1" office:value-type="string">
            <text:p text:style-name="P33">Z'</text:p>
          </table:table-cell>
          <table:table-cell table:style-name="Table5.A1" office:value-type="string">
            <text:p text:style-name="P33">X'YZ'</text:p>
          </table:table-cell>
          <table:table-cell table:style-name="Table5.A1" office:value-type="string">
            <text:p text:style-name="P33">XY'Z</text:p>
          </table:table-cell>
          <table:table-cell table:style-name="Table5.I1" office:value-type="string">
            <text:p text:style-name="P33">(X'YZ') + (XY'Z)</text:p>
          </table:table-cell>
        </table:table-row>
        <table:table-row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I2" office:value-type="string">
            <text:p text:style-name="P33">0</text:p>
          </table:table-cell>
        </table:table-row>
        <table:table-row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I3" office:value-type="string">
            <text:p text:style-name="P33">0</text:p>
          </table:table-cell>
        </table:table-row>
        <table:table-row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I4" office:value-type="string">
            <text:p text:style-name="P33">1</text:p>
          </table:table-cell>
        </table:table-row>
        <table:table-row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I5" office:value-type="string">
            <text:p text:style-name="P33">0</text:p>
          </table:table-cell>
        </table:table-row>
        <table:table-row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I6" office:value-type="string">
            <text:p text:style-name="P33">0</text:p>
          </table:table-cell>
        </table:table-row>
        <table:table-row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I7" office:value-type="string">
            <text:p text:style-name="P33">1</text:p>
          </table:table-cell>
        </table:table-row>
        <table:table-row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I8" office:value-type="string">
            <text:p text:style-name="P33">0</text:p>
          </table:table-cell>
        </table:table-row>
        <table:table-row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1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H9" office:value-type="string">
            <text:p text:style-name="P33">0</text:p>
          </table:table-cell>
          <table:table-cell table:style-name="Table5.I9" office:value-type="string">
            <text:p text:style-name="P33">0</text:p>
          </table:table-cell>
        </table:table-row>
      </table:table>
      <text:p text:style-name="P13"/>
      <text:p text:style-name="P25">5(a) </text:p>
      <text:p text:style-name="P15">Z' = <text:span text:style-name="T3">X'Y'Z'+XY'Z'+X'YZ'+XYZ'</text:span></text:p>
      <text:p text:style-name="P16"><text:s text:c="4"/>= Z'(X'Y'+XY'+X'Y+XY)</text:p>
      <text:p text:style-name="P15"><text:s text:c="4"/>= Z'(X'(Y'Y)+X(Y'Y))</text:p>
      <text:p text:style-name="P15"><text:s text:c="4"/>= Z'(X'(1)+X(1))</text:p>
      <text:p text:style-name="P15"><text:s text:c="4"/>= Z'(X'+X)</text:p>
      <text:p text:style-name="P15"><text:s text:c="4"/>= Z'(1)</text:p>
      <text:p text:style-name="P15"><text:s text:c="4"/><text:span text:style-name="T2">= Z'</text:span></text:p>
      <text:p text:style-name="P14"/>
      <text:p text:style-name="P14">5(b)</text:p>
      <text:p text:style-name="P17">A'B+CD' = (A'+C)(A'+D')(B+C)(B+D')</text:p>
      <text:p text:style-name="P17"><text:s text:c="16"/>= (A'+CD')(B+C)(B+D')</text:p>
      <text:p text:style-name="P17"><text:s text:c="16"/>= (A'+CD')(B+CD')</text:p>
      <text:p text:style-name="P17"><text:s text:c="16"/>= A'B+CD'</text:p>
      <text:p text:style-name="P17"/>
      <text:p text:style-name="P26">6(a) <text:span text:style-name="T4">f(A,B,C,D) = Em(1, 2, 3, 4, 6, 7, 9, 11, 12, 13, 14, 15)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E"/>
        <table:table-row table:style-name="Table6.1">
          <table:table-cell table:style-name="Table6.A1" office:value-type="string">
            <text:p text:style-name="P38">AB/CD</text:p>
          </table:table-cell>
          <table:table-cell table:style-name="Table6.A1" office:value-type="string">
            <text:p text:style-name="P38">00</text:p>
          </table:table-cell>
          <table:table-cell table:style-name="Table6.A1" office:value-type="string">
            <text:p text:style-name="P38">01</text:p>
          </table:table-cell>
          <table:table-cell table:style-name="Table6.A1" office:value-type="string">
            <text:p text:style-name="P38">1<text:span text:style-name="T7">1</text:span></text:p>
          </table:table-cell>
          <table:table-cell table:style-name="Table6.E1" office:value-type="string">
            <text:p text:style-name="P38">1<text:span text:style-name="T7">0</text:span></text:p>
          </table:table-cell>
        </table:table-row>
        <table:table-row table:style-name="Table6.2">
          <table:table-cell table:style-name="Table6.A2" office:value-type="string">
            <text:p text:style-name="P38">00</text:p>
          </table:table-cell>
          <table:table-cell table:style-name="Table6.B2" office:value-type="string">
            <text:p text:style-name="P39"><draw:path text:anchor-type="paragraph" draw:z-index="1" draw:style-name="gr1" draw:text-style-name="P51" svg:width="0.3563in" svg:height="0.3417in" svg:x="0.4965in" svg:y="0.0461in" svg:viewBox="0 0 906 869" svg:d="M303 869c-3-293-541-588-176-794 245-138 697-114 773 309 60 339-350 468-597 420l-109 21"><text:p/></draw:path>0</text:p>
          </table:table-cell>
          <table:table-cell table:style-name="Table6.C2" office:value-type="string">
            <text:p text:style-name="P39"><draw:polyline text:anchor-type="paragraph" draw:z-index="0" draw:style-name="gr1" draw:text-style-name="P51" svg:width="0.3343in" svg:height="0.0547in" draw:transform="rotate (-1.75894282015989) translate (0.709085963510627in 0.0860187727334051in)" svg:viewBox="0 0 850 140" draw:points="0,140 243,115 720,25 850,0"><text:p/></draw:polyline>1</text:p>
          </table:table-cell>
          <table:table-cell table:style-name="Table6.D5" office:value-type="string">
            <text:p text:style-name="P39"><draw:polyline text:anchor-type="paragraph" draw:z-index="3" draw:style-name="gr1" draw:text-style-name="P51" svg:width="0.285in" svg:height="0.0799in" draw:transform="rotate (-1.93399934413492) translate (0.707594459099669in 0.138904587715943in)" svg:viewBox="0 0 725 204" draw:points="0,204 402,145 650,51 725,0"><text:p/></draw:polyline><draw:path text:anchor-type="paragraph" draw:z-index="20" draw:style-name="gr5" draw:text-style-name="P53" svg:width="2.1835in" svg:height="1.4972in" draw:transform="skewX (8.82737246225582E-017) rotate (-0.588001424996891) translate (-0.542150332285084in -1.18781935032041in)" svg:viewBox="0 0 5547 3804" svg:d="M0 3804c4134 0 5547-3804 5547-3804"><text:p/></draw:path><draw:custom-shape text:anchor-type="paragraph" draw:z-index="22" draw:style-name="gr6" draw:text-style-name="P52" svg:width="1.2248in" svg:height="2.3531in" svg:x="0.0335in" svg:y="0.0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3</text:p>
          </table:table-cell>
          <table:table-cell table:style-name="Table6.E2" office:value-type="string">
            <text:p text:style-name="P39"><draw:polyline text:anchor-type="paragraph" draw:z-index="2" draw:style-name="gr1" draw:text-style-name="P51" svg:width="0.3311in" svg:height="0.0677in" draw:transform="rotate (-1.31650185477932) translate (0.62777777777778in 0.0847222222222222in)" svg:viewBox="0 0 842 173" draw:points="0,0 310,35 651,124 842,173"><text:p/></draw:polyline><draw:custom-shape text:anchor-type="paragraph" draw:z-index="16" draw:style-name="gr2" draw:text-style-name="P52" svg:width="2.5697in" svg:height="1.0858in" svg:x="-1.2902in" svg:y="0.0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2</text:p>
          </table:table-cell>
        </table:table-row>
        <table:table-row table:style-name="Table6.2">
          <table:table-cell table:style-name="Table6.A2" office:value-type="string">
            <text:p text:style-name="P38">01</text:p>
          </table:table-cell>
          <table:table-cell table:style-name="Table6.D5" office:value-type="string">
            <text:p text:style-name="P39"><draw:polyline text:anchor-type="paragraph" draw:z-index="4" draw:style-name="gr1" draw:text-style-name="P51" svg:width="0.3028in" svg:height="0.0276in" draw:transform="rotate (-1.45141580595849) translate (0.711805555555551in 0.145138888888889in)" svg:viewBox="0 0 770 71" draw:points="0,0 659,58 770,71"><text:p/></draw:polyline><draw:path text:anchor-type="paragraph" draw:z-index="18" draw:style-name="gr4" draw:text-style-name="P53" svg:width="0.9673in" svg:height="1.0831in" draw:transform="rotate (-0.262846585350347) translate (0.0347222222222273in 0.05in)" svg:viewBox="0 0 2458 2752" svg:d="M0 0c5091 0 691 2737 711 2731l-20 6c-21 5 99-51 88-93l11 42c12 43-73 66-73 66"><text:p/></draw:path>4</text:p>
          </table:table-cell>
          <table:table-cell table:style-name="Table6.C3" office:value-type="string">
            <text:p text:style-name="P39"><draw:path text:anchor-type="paragraph" draw:z-index="5" draw:style-name="gr1" draw:text-style-name="P51" svg:width="0.4343in" svg:height="0.3787in" draw:transform="rotate (0.377689250131573) translate (0.453613246628548in 0.186956687722603in)" svg:viewBox="0 0 1104 963" svg:d="M408 0c247 66 652 29 693 347 40 314-317 660-669 611-367-50-580-552-311-834l299-94 123 49"><text:p/></draw:path>5</text:p>
          </table:table-cell>
          <table:table-cell table:style-name="Table6.D5" office:value-type="string">
            <text:p text:style-name="P39"><draw:polyline text:anchor-type="paragraph" draw:z-index="7" draw:style-name="gr1" draw:text-style-name="P51" svg:width="0.2598in" svg:height="0.0169in" draw:transform="rotate (-1.5707963267949) translate (0.615277777777778in 0.127777777777778in)" svg:viewBox="0 0 661 44" draw:points="0,0 220,0 552,44 661,44"><text:p/></draw:polyline>7</text:p>
          </table:table-cell>
          <table:table-cell table:style-name="Table6.E3" office:value-type="string">
            <text:p text:style-name="P39"><draw:polyline text:anchor-type="paragraph" draw:z-index="6" draw:style-name="gr1" draw:text-style-name="P51" svg:width="0.0169in" svg:height="0.2858in" svg:x="0.5929in" svg:y="0.1193in" svg:viewBox="0 0 44 727" draw:points="0,0 23,330 44,617 44,727"><text:p/></draw:polyline><draw:path text:anchor-type="paragraph" draw:z-index="19" draw:style-name="gr4" draw:text-style-name="P53" svg:width="1.0094in" svg:height="1.0709in" draw:transform="rotate (-2.88049139749144) translate (1.55567079738553in 1.07578889987851in)" svg:viewBox="0 0 2565 2721" svg:d="M0 2721c5295-1 751-2721 745-2701l6-20"><text:p/></draw:path>6</text:p>
          </table:table-cell>
        </table:table-row>
        <table:table-row table:style-name="Table6.2">
          <table:table-cell table:style-name="Table6.A2" office:value-type="string">
            <text:p text:style-name="P38">11</text:p>
          </table:table-cell>
          <table:table-cell table:style-name="Table6.D5" office:value-type="string">
            <text:p text:style-name="P39"><draw:polyline text:anchor-type="paragraph" draw:z-index="12" draw:style-name="gr1" draw:text-style-name="P51" svg:width="0.2858in" svg:height="0.0728in" draw:transform="rotate (-1.79035874669578) translate (0.791477187608909in 0.135364299534194in)" svg:viewBox="0 0 727 186" draw:points="0,186 311,161 585,77 727,0"><text:p/></draw:polyline>12</text:p>
          </table:table-cell>
          <table:table-cell table:style-name="Table6.C4" office:value-type="string">
            <text:p text:style-name="P39"><draw:polyline text:anchor-type="paragraph" draw:z-index="13" draw:style-name="gr1" draw:text-style-name="P51" svg:width="0.2661in" svg:height="0.039in" draw:transform="rotate (-1.71740398396242) translate (0.685466783755012in 0.133527789915812in)" svg:viewBox="0 0 677 100" draw:points="0,100 221,90 506,48 677,0"><text:p/></draw:polyline>13</text:p>
          </table:table-cell>
          <table:table-cell table:style-name="Table6.D5" office:value-type="string">
            <text:p text:style-name="P39"><draw:polyline text:anchor-type="paragraph" draw:z-index="15" draw:style-name="gr1" draw:text-style-name="P51" svg:width="0.3205in" svg:height="0.0169in" draw:transform="rotate (-1.5707963267949) translate (0.623611111111111in 0.154166666666667in)" svg:viewBox="0 0 815 44" draw:points="0,0 441,44 683,44 815,21"><text:p/></draw:polyline><draw:custom-shape text:anchor-type="paragraph" draw:z-index="17" draw:style-name="gr3" draw:text-style-name="P52" svg:width="2.5961in" svg:height="1.0594in" svg:x="-1.3382in" svg:y="0.0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5</text:p>
          </table:table-cell>
          <table:table-cell table:style-name="Table6.E4" office:value-type="string">
            <text:p text:style-name="P39"><draw:path text:anchor-type="paragraph" draw:z-index="14" draw:style-name="gr1" draw:text-style-name="P51" svg:width="0.2961in" svg:height="0.0713in" draw:transform="rotate (-1.85057260588959) translate (0.692283111870125in 0.172699831052442in)" svg:viewBox="0 0 753 182" svg:d="M0 170c244 50 471-67 690-152l63-18"><text:p/></draw:path><draw:custom-shape text:anchor-type="paragraph" draw:z-index="23" draw:style-name="gr7" draw:text-style-name="P52" svg:width="5.3303in" svg:height="0.4689in" svg:x="-4.0945in" svg:y="0.0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4</text:p>
          </table:table-cell>
        </table:table-row>
        <table:table-row table:style-name="Table6.2">
          <table:table-cell table:style-name="Table6.A2" office:value-type="string">
            <text:p text:style-name="P38">10</text:p>
          </table:table-cell>
          <table:table-cell table:style-name="Table6.D5" office:value-type="string">
            <text:p text:style-name="P39"><draw:path text:anchor-type="paragraph" draw:z-index="8" draw:style-name="gr1" draw:text-style-name="P51" svg:width="0.3071in" svg:height="0.3512in" svg:x="0.5508in" svg:y="0.1228in" svg:viewBox="0 0 781 893" svg:d="M430 12c326-88 390 330 332 508-66 199-529 637-729 154-125-302 125-595 397-618l155-44"><text:p/></draw:path>8</text:p>
          </table:table-cell>
          <table:table-cell table:style-name="Table6.C5" office:value-type="string">
            <text:p text:style-name="P39"><draw:polyline text:anchor-type="paragraph" draw:z-index="9" draw:style-name="gr1" draw:text-style-name="P51" svg:width="0.2776in" svg:height="0in" draw:transform="rotate (-1.5707963267949) translate (0.620138888888889in 0.127777777777778in)" svg:viewBox="0 0 706 0" draw:points="0,0 464,0 684,0 706,0"><text:p/></draw:polyline>9</text:p>
          </table:table-cell>
          <table:table-cell table:style-name="Table6.D5" office:value-type="string">
            <text:p text:style-name="P39"><draw:polyline text:anchor-type="paragraph" draw:z-index="11" draw:style-name="gr1" draw:text-style-name="P51" svg:width="0.3012in" svg:height="0.0346in" draw:transform="rotate (-1.68633712327692) translate (0.771557753058071in 0.123477704588246in)" svg:viewBox="0 0 766 89" draw:points="0,89 526,28 766,0 766,0"><text:p/></draw:polyline><draw:path text:anchor-type="paragraph" draw:z-index="21" draw:style-name="gr5" draw:text-style-name="P53" svg:width="2.1618in" svg:height="1.4362in" draw:transform="rotate (0.586430628670095) translate (-1.33819444937042in 0.501388881474688in)" svg:viewBox="0 0 5492 3649" svg:d="M0 0c3946 0 5492 3649 5492 3649"><text:p/></draw:path>11</text:p>
          </table:table-cell>
          <table:table-cell table:style-name="Table6.E5" office:value-type="string">
            <text:p text:style-name="P39"><draw:path text:anchor-type="paragraph" draw:z-index="10" draw:style-name="gr1" draw:text-style-name="P51" svg:width="0.4575in" svg:height="0.311in" draw:transform="rotate (0.245044226980004) translate (0.305204542602279in 0.194234222659482in)" svg:viewBox="0 0 1163 791" svg:d="M616 4c254-24 556 59 547 455-10 410-448 313-674 331-308 25-686-470-369-707l246-75 288 27 113 6"><text:p/></draw:path>10</text:p>
          </table:table-cell>
        </table:table-row>
      </table:table>
      <text:p text:style-name="P19"/>
      <text:p text:style-name="P20">Prime Implicants: <text:span text:style-name="T8">A'C + AD + BD' + B'D + CD + AB</text:span></text:p>
      <text:p text:style-name="P20">Essential Prime Implicants: <text:span text:style-name="T8">A'C + AD + BD' + B'D</text:span></text:p>
      <text:p text:style-name="P18"/>
      <text:p text:style-name="P18">6(b) <text:span text:style-name="T5">f(w, x, y, z) = Em(0, 5, 10, 15) + d(2, 7, 8, 13)</text:span></text:p>
      <table:table table:name="Table15" table:style-name="Table15">
        <table:table-column table:style-name="Table15.A"/>
        <table:table-row>
          <table:table-cell table:style-name="Table15.A1" office:value-type="string">
            <table:table table:name="Table16" table:style-name="Table16">
              <table:table-column table:style-name="Table16.A" table:number-columns-repeated="5"/>
              <table:table-row>
                <table:table-cell table:style-name="Table16.A1" office:value-type="string">
                  <text:p text:style-name="P36">wx/yz</text:p>
                </table:table-cell>
                <table:table-cell table:style-name="Table16.A1" office:value-type="string">
                  <text:p text:style-name="P36">00</text:p>
                </table:table-cell>
                <table:table-cell table:style-name="Table16.A1" office:value-type="string">
                  <text:p text:style-name="P36">01</text:p>
                </table:table-cell>
                <table:table-cell table:style-name="Table16.A1" office:value-type="string">
                  <text:p text:style-name="P36">11</text:p>
                </table:table-cell>
                <table:table-cell table:style-name="Table16.E1" office:value-type="string">
                  <text:p text:style-name="P36">10</text:p>
                </table:table-cell>
              </table:table-row>
              <table:table-row>
                <table:table-cell table:style-name="Table16.A2" office:value-type="string">
                  <text:p text:style-name="P36">00</text:p>
                </table:table-cell>
                <table:table-cell table:style-name="Table16.B2" office:value-type="string">
                  <text:p text:style-name="P36">1</text:p>
                </table:table-cell>
                <table:table-cell table:style-name="Table16.A2" office:value-type="string">
                  <text:p text:style-name="P36">0</text:p>
                </table:table-cell>
                <table:table-cell table:style-name="Table16.A2" office:value-type="string">
                  <text:p text:style-name="P36">0</text:p>
                </table:table-cell>
                <table:table-cell table:style-name="Table16.E2" office:value-type="string">
                  <text:p text:style-name="P36">X</text:p>
                </table:table-cell>
              </table:table-row>
              <table:table-row>
                <table:table-cell table:style-name="Table16.A2" office:value-type="string">
                  <text:p text:style-name="P36">01</text:p>
                </table:table-cell>
                <table:table-cell table:style-name="Table16.A2" office:value-type="string">
                  <text:p text:style-name="P36">0</text:p>
                </table:table-cell>
                <table:table-cell table:style-name="Table16.C3" office:value-type="string">
                  <text:p text:style-name="P36">1</text:p>
                </table:table-cell>
                <table:table-cell table:style-name="Table16.C3" office:value-type="string">
                  <text:p text:style-name="P36">X</text:p>
                </table:table-cell>
                <table:table-cell table:style-name="Table16.E4" office:value-type="string">
                  <text:p text:style-name="P36">0</text:p>
                </table:table-cell>
              </table:table-row>
              <table:table-row>
                <table:table-cell table:style-name="Table16.A2" office:value-type="string">
                  <text:p text:style-name="P36">11</text:p>
                </table:table-cell>
                <table:table-cell table:style-name="Table16.A2" office:value-type="string">
                  <text:p text:style-name="P36">0</text:p>
                </table:table-cell>
                <table:table-cell table:style-name="Table16.C3" office:value-type="string">
                  <text:p text:style-name="P36">X</text:p>
                </table:table-cell>
                <table:table-cell table:style-name="Table16.C3" office:value-type="string">
                  <text:p text:style-name="P36">1</text:p>
                </table:table-cell>
                <table:table-cell table:style-name="Table16.E4" office:value-type="string">
                  <text:p text:style-name="P36">0</text:p>
                </table:table-cell>
              </table:table-row>
              <table:table-row>
                <table:table-cell table:style-name="Table16.A2" office:value-type="string">
                  <text:p text:style-name="P36">10</text:p>
                </table:table-cell>
                <table:table-cell table:style-name="Table16.B2" office:value-type="string">
                  <text:p text:style-name="P36">X</text:p>
                </table:table-cell>
                <table:table-cell table:style-name="Table16.A2" office:value-type="string">
                  <text:p text:style-name="P36">0</text:p>
                </table:table-cell>
                <table:table-cell table:style-name="Table16.A2" office:value-type="string">
                  <text:p text:style-name="P36">0</text:p>
                </table:table-cell>
                <table:table-cell table:style-name="Table16.E2" office:value-type="string">
                  <text:p text:style-name="P36">1</text:p>
                </table:table-cell>
              </table:table-row>
            </table:table>
            <text:p text:style-name="P35"/>
          </table:table-cell>
        </table:table-row>
        <table:table-row>
          <table:table-cell table:style-name="Table15.A2" office:value-type="string">
            <text:p text:style-name="P36">0000 <text:s text:c="2"/>0101</text:p>
            <text:p text:style-name="P36">0010 <text:s text:c="2"/>0111</text:p>
            <text:p text:style-name="P36">1000 <text:s text:c="2"/>1101</text:p>
            <text:p text:style-name="P40">1010 <text:s text:c="2"/>1111</text:p>
            <text:p text:style-name="P36">X'Z' + XZ</text:p>
          </table:table-cell>
        </table:table-row>
      </table:table>
      <text:p text:style-name="P18"/>
      <text:p text:style-name="P21">Prime Implicants: X'Z' + XZ</text:p>
      <text:p text:style-name="P21">Essential Prime Implicants: X'Z' + XZ</text:p>
      <text:p text:style-name="P21"/>
      <text:p text:style-name="P27">7. <text:span text:style-name="T6">4-Bit Single Digit Numbers (A, B, C, D)</text:span></text:p>
      <text:p text:style-name="P21"/>
      <table:table table:name="Table14" table:style-name="Table14">
        <table:table-column table:style-name="Table14.A" table:number-columns-repeated="17"/>
        <table:table-row>
          <table:table-cell table:style-name="Table14.A1" office:value-type="string">
            <text:p text:style-name="P37"/>
          </table:table-cell>
          <table:table-cell table:style-name="Table14.B1" office:value-type="string">
            <text:p text:style-name="P46">0</text:p>
          </table:table-cell>
          <table:table-cell table:style-name="Table14.B1" office:value-type="string">
            <text:p text:style-name="P46">1</text:p>
          </table:table-cell>
          <table:table-cell table:style-name="Table14.B1" office:value-type="string">
            <text:p text:style-name="P46">2</text:p>
          </table:table-cell>
          <table:table-cell table:style-name="Table14.B1" office:value-type="string">
            <text:p text:style-name="P46">3</text:p>
          </table:table-cell>
          <table:table-cell table:style-name="Table14.B1" office:value-type="string">
            <text:p text:style-name="P46">4</text:p>
          </table:table-cell>
          <table:table-cell table:style-name="Table14.B1" office:value-type="string">
            <text:p text:style-name="P46">5</text:p>
          </table:table-cell>
          <table:table-cell table:style-name="Table14.B1" office:value-type="string">
            <text:p text:style-name="P46">6</text:p>
          </table:table-cell>
          <table:table-cell table:style-name="Table14.B1" office:value-type="string">
            <text:p text:style-name="P46">7</text:p>
          </table:table-cell>
          <table:table-cell table:style-name="Table14.B1" office:value-type="string">
            <text:p text:style-name="P46">8</text:p>
          </table:table-cell>
          <table:table-cell table:style-name="Table14.B1" office:value-type="string">
            <text:p text:style-name="P46">9</text:p>
          </table:table-cell>
          <table:table-cell table:style-name="Table14.L1" office:value-type="string">
            <text:p text:style-name="P46">10</text:p>
          </table:table-cell>
          <table:table-cell table:style-name="Table14.L1" office:value-type="string">
            <text:p text:style-name="P46">11</text:p>
          </table:table-cell>
          <table:table-cell table:style-name="Table14.L1" office:value-type="string">
            <text:p text:style-name="P46">12</text:p>
          </table:table-cell>
          <table:table-cell table:style-name="Table14.L1" office:value-type="string">
            <text:p text:style-name="P46">13</text:p>
          </table:table-cell>
          <table:table-cell table:style-name="Table14.L1" office:value-type="string">
            <text:p text:style-name="P46">14</text:p>
          </table:table-cell>
          <table:table-cell table:style-name="Table14.Q1" office:value-type="string">
            <text:p text:style-name="P46">15</text:p>
          </table:table-cell>
        </table:table-row>
        <table:table-row>
          <table:table-cell table:style-name="Table14.A2" office:value-type="string">
            <text:p text:style-name="P37">A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B2" office:value-type="string">
            <text:p text:style-name="P37">1</text:p>
          </table:table-cell>
          <table:table-cell table:style-name="Table14.C2" office:value-type="string">
            <text:p text:style-name="P37">1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1</text:p>
          </table:table-cell>
          <table:table-cell table:style-name="Table14.Q2" office:value-type="string">
            <text:p text:style-name="P37">1</text:p>
          </table:table-cell>
        </table:table-row>
        <table:table-row>
          <table:table-cell table:style-name="Table14.A5" office:value-type="string">
            <text:p text:style-name="P37">B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B2" office:value-type="string">
            <text:p text:style-name="P37">1</text:p>
          </table:table-cell>
          <table:table-cell table:style-name="Table14.C2" office:value-type="string">
            <text:p text:style-name="P37">1</text:p>
          </table:table-cell>
          <table:table-cell table:style-name="Table14.B2" office:value-type="string">
            <text:p text:style-name="P37">1</text:p>
          </table:table-cell>
          <table:table-cell table:style-name="Table14.C2" office:value-type="string">
            <text:p text:style-name="P37">1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L2" office:value-type="string">
            <text:p text:style-name="P37">0</text:p>
          </table:table-cell>
          <table:table-cell table:style-name="Table14.L2" office:value-type="string">
            <text:p text:style-name="P37">0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1</text:p>
          </table:table-cell>
          <table:table-cell table:style-name="Table14.Q2" office:value-type="string">
            <text:p text:style-name="P37">1</text:p>
          </table:table-cell>
        </table:table-row>
        <table:table-row>
          <table:table-cell table:style-name="Table14.A5" office:value-type="string">
            <text:p text:style-name="P37">C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B2" office:value-type="string">
            <text:p text:style-name="P37">1</text:p>
          </table:table-cell>
          <table:table-cell table:style-name="Table14.C2" office:value-type="string">
            <text:p text:style-name="P37">1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B2" office:value-type="string">
            <text:p text:style-name="P37">1</text:p>
          </table:table-cell>
          <table:table-cell table:style-name="Table14.C2" office:value-type="string">
            <text:p text:style-name="P37">1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0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0</text:p>
          </table:table-cell>
          <table:table-cell table:style-name="Table14.L2" office:value-type="string">
            <text:p text:style-name="P37">0</text:p>
          </table:table-cell>
          <table:table-cell table:style-name="Table14.L2" office:value-type="string">
            <text:p text:style-name="P37">1</text:p>
          </table:table-cell>
          <table:table-cell table:style-name="Table14.Q2" office:value-type="string">
            <text:p text:style-name="P37">1</text:p>
          </table:table-cell>
        </table:table-row>
        <table:table-row>
          <table:table-cell table:style-name="Table14.A5" office:value-type="string">
            <text:p text:style-name="P37">D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1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1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1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1</text:p>
          </table:table-cell>
          <table:table-cell table:style-name="Table14.B2" office:value-type="string">
            <text:p text:style-name="P37">0</text:p>
          </table:table-cell>
          <table:table-cell table:style-name="Table14.C2" office:value-type="string">
            <text:p text:style-name="P37">1</text:p>
          </table:table-cell>
          <table:table-cell table:style-name="Table14.L2" office:value-type="string">
            <text:p text:style-name="P37">0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0</text:p>
          </table:table-cell>
          <table:table-cell table:style-name="Table14.L2" office:value-type="string">
            <text:p text:style-name="P37">1</text:p>
          </table:table-cell>
          <table:table-cell table:style-name="Table14.L2" office:value-type="string">
            <text:p text:style-name="P37">0</text:p>
          </table:table-cell>
          <table:table-cell table:style-name="Table14.Q2" office:value-type="string">
            <text:p text:style-name="P37">1</text:p>
          </table:table-cell>
        </table:table-row>
        <table:table-row>
          <table:table-cell table:style-name="Table14.A6" office:value-type="string">
            <text:p text:style-name="P37"/>
          </table:table-cell>
          <table:table-cell table:style-name="Table14.B6" office:value-type="string">
            <text:p text:style-name="P37">1</text:p>
          </table:table-cell>
          <table:table-cell table:style-name="Table14.B6" office:value-type="string">
            <text:p text:style-name="P46">1</text:p>
          </table:table-cell>
          <table:table-cell table:style-name="Table14.B6" office:value-type="string">
            <text:p text:style-name="P46">1</text:p>
          </table:table-cell>
          <table:table-cell table:style-name="Table14.B6" office:value-type="string">
            <text:p text:style-name="P46">1</text:p>
          </table:table-cell>
          <table:table-cell table:style-name="Table14.B6" office:value-type="string">
            <text:p text:style-name="P46">1</text:p>
          </table:table-cell>
          <table:table-cell table:style-name="Table14.B6" office:value-type="string">
            <text:p text:style-name="P46">1</text:p>
          </table:table-cell>
          <table:table-cell table:style-name="Table14.B6" office:value-type="string">
            <text:p text:style-name="P46">1</text:p>
          </table:table-cell>
          <table:table-cell table:style-name="Table14.B6" office:value-type="string">
            <text:p text:style-name="P46">1</text:p>
          </table:table-cell>
          <table:table-cell table:style-name="Table14.B6" office:value-type="string">
            <text:p text:style-name="P46">1</text:p>
          </table:table-cell>
          <table:table-cell table:style-name="Table14.B6" office:value-type="string">
            <text:p text:style-name="P46">1</text:p>
          </table:table-cell>
          <table:table-cell table:style-name="Table14.L2" office:value-type="string">
            <text:p text:style-name="P46">0</text:p>
          </table:table-cell>
          <table:table-cell table:style-name="Table14.L2" office:value-type="string">
            <text:p text:style-name="P46">0</text:p>
          </table:table-cell>
          <table:table-cell table:style-name="Table14.L2" office:value-type="string">
            <text:p text:style-name="P46">0</text:p>
          </table:table-cell>
          <table:table-cell table:style-name="Table14.L2" office:value-type="string">
            <text:p text:style-name="P46">0</text:p>
          </table:table-cell>
          <table:table-cell table:style-name="Table14.L2" office:value-type="string">
            <text:p text:style-name="P46">0</text:p>
          </table:table-cell>
          <table:table-cell table:style-name="Table14.Q2" office:value-type="string">
            <text:p text:style-name="P37">0</text:p>
          </table:table-cell>
        </table:table-row>
      </table:table>
      <text:p text:style-name="P21"><draw:custom-shape text:anchor-type="paragraph" draw:z-index="34" draw:style-name="gr9" draw:text-style-name="P55" svg:width="2.587in" svg:height="1.137in" svg:x="0.65in" svg:y="0.8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35" draw:style-name="gr10" draw:text-style-name="P56" svg:width="0.7996in" svg:height="1.1008in" draw:transform="rotate (1.08384946548848) translate (0.641666666666657in 3.24097222222222in)" svg:viewBox="0 0 2032 2797" svg:d="M0 0c3343 0 1553 2744 1553 2744 0 0-18 60-49 52-30-8 39-21 39-21"><text:p/></draw:path><draw:path text:anchor-type="paragraph" draw:z-index="36" draw:style-name="gr10" draw:text-style-name="P56" svg:width="0.778in" svg:height="1.1209in" draw:transform="rotate (-1.08559479474047) translate (1.64168916015644in 0.331308286681289in)" svg:viewBox="0 0 1977 2848" svg:d="M0 2848c3264 0 1501-2848 1501-2848"><text:p/></draw:path><draw:polyline text:anchor-type="paragraph" draw:z-index="44" draw:style-name="gr14" draw:text-style-name="P56" svg:width="0.2598in" svg:height="0.0169in" svg:x="3.628in" svg:y="1.9563in" svg:viewBox="0 0 661 44" draw:points="0,0 330,23 550,23 661,44"><text:p/></draw:polyline><draw:path text:anchor-type="paragraph" draw:z-index="45" draw:style-name="gr14" draw:text-style-name="P56" svg:width="0.585in" svg:height="0.4445in" draw:transform="rotate (-1.5707963267949) translate (4.32373569848437in 1.47013888888889in)" svg:viewBox="0 0 1487 1130" svg:d="M0 1085c288 2 582 32 861-44 229-63 691 326 617-155-35-230 67-483-44-683-120-217-459-230-684-176-267 63-625-207-706 220l23 374-23 265v132z"><text:p/></draw:path><draw:path text:anchor-type="paragraph" draw:z-index="52" draw:style-name="gr14" draw:text-style-name="P56" svg:width="0.1181in" svg:height="0.1677in" draw:transform="rotate (-1.5707963267949) translate (4.49074775725969in 2.66805555555556in)" svg:viewBox="0 0 301 427" svg:d="M0 384c307 220 457-475 67-374l-23 220-21 133z"><text:p/></draw:path><draw:path text:anchor-type="paragraph" draw:z-index="54" draw:style-name="gr14" draw:text-style-name="P56" svg:width="0.3205in" svg:height="0.0177in" svg:x="4.4957in" svg:y="2.7201in" svg:viewBox="0 0 815 46" svg:d="M0 44c272 16 547-107 815 0"><text:p/></draw:path><draw:path text:anchor-type="paragraph" draw:z-index="59" draw:style-name="gr14" draw:text-style-name="P56" svg:width="0.3795in" svg:height="0.0406in" draw:transform="rotate (-1.67761047701695) translate (5.13493191335317in 2.0217022680686in)" svg:viewBox="0 0 965 104" svg:d="M0 103c256 3 516-19 766-82l199-21"><text:p/></draw:path><draw:custom-shape text:anchor-type="paragraph" draw:z-index="78" draw:style-name="gr15" draw:text-style-name="P55" svg:width="4.0713in" svg:height="3.0476in" svg:x="3.4366in" svg:y="0.2201in"><text:p/><draw:enhanced-geometry svg:viewBox="0 0 21600 21600" draw:type="rectangle" draw:enhanced-path="M 0 0 L 21600 0 21600 21600 0 21600 0 0 Z N"/></draw:custom-shape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6"><draw:frame text:anchor-type="paragraph" draw:z-index="37" draw:style-name="gr11" draw:text-style-name="P57" svg:width="0.148in" svg:height="0.6079in" svg:x="3.45in" svg:y="0.1252in"><draw:text-box><text:p text:style-name="P54">A</text:p><text:p text:style-name="P54"/><text:p text:style-name="P54">1</text:p></draw:text-box></draw:frame><draw:polyline text:anchor-type="paragraph" draw:z-index="40" draw:style-name="gr14" draw:text-style-name="P56" svg:width="0.2449in" svg:height="0.0071in" draw:transform="rotate (-0.115540796482025) translate (3.64178652696517in 0.244800568617534in)" svg:viewBox="0 0 623 19" draw:points="0,3 222,0 467,16 623,19"><text:p/></draw:polyline><draw:path text:anchor-type="paragraph" draw:z-index="42" draw:style-name="gr14" draw:text-style-name="P56" svg:width="0.524in" svg:height="0.4189in" draw:transform="rotate (-1.45141580595848) translate (4.21748270692333in 0.162862858796143in)" svg:viewBox="0 0 1332 1065" svg:d="M0 851c249 12 476-3 750 46 219 39 598 430 526-136-31-244 207-599-115-703-246-80-503-73-777-5-292 73-361 341-334 561l-4 222z"><text:p/></draw:path><draw:path text:anchor-type="paragraph" draw:z-index="46" draw:style-name="gr14" draw:text-style-name="P56" svg:width="0.1209in" svg:height="0.126in" draw:transform="rotate (0.728849495632832) translate (4.23412558617765in 0.432997845828686in)" svg:viewBox="0 0 308 321" svg:d="M26 95c551-318 155 541-26 95l52-190z"><text:p/></draw:path><draw:path text:anchor-type="paragraph" draw:z-index="56" draw:style-name="gr14" draw:text-style-name="P56" svg:width="0.6421in" svg:height="0.0528in" svg:x="4.3882in" svg:y="0.4449in" svg:viewBox="0 0 1632 135" svg:d="M0 24c296-72 591 37 882 88l265 23h329 156"><text:p/></draw:path><draw:path text:anchor-type="paragraph" draw:z-index="58" draw:style-name="gr14" draw:text-style-name="P56" svg:width="0.3122in" svg:height="0.0181in" draw:transform="rotate (-1.5707963267949) translate (5.03055555555556in 0.35in)" svg:viewBox="0 0 794 47" svg:d="M0 0c229 79 469 32 706 44h88"><text:p/></draw:path><draw:polyline text:anchor-type="paragraph" draw:z-index="60" draw:style-name="gr14" draw:text-style-name="P56" svg:width="0.2059in" svg:height="0.0358in" draw:transform="rotate (0.245044226980004) translate (5.03055555555556in 0.367361111111111in)" svg:viewBox="0 0 524 92" draw:points="0,0 225,11 453,92 524,86"><text:p/></draw:polyline><draw:polyline text:anchor-type="paragraph" draw:z-index="61" draw:style-name="gr14" draw:text-style-name="P56" svg:width="0.2358in" svg:height="0.0594in" draw:transform="rotate (0.319046187264563) translate (5.03055555555556in 0.66250000000002in)" svg:viewBox="0 0 600 152" draw:points="0,0 425,47 600,152"><text:p/></draw:polyline><draw:polyline text:anchor-type="paragraph" draw:z-index="62" draw:style-name="gr14" draw:text-style-name="P56" svg:width="0.1988in" svg:height="0.0087in" svg:x="5.0654in" svg:y="1.6in" svg:viewBox="0 0 506 23" draw:points="0,0 330,0 506,23"><text:p/></draw:polyline><draw:path text:anchor-type="paragraph" draw:z-index="64" draw:style-name="gr14" draw:text-style-name="P56" svg:width="0.5004in" svg:height="0.4685in" draw:transform="rotate (1.5707963267949) translate (5.24305160088177in 0.733097834864909in)" svg:viewBox="0 0 1272 1191" svg:d="M24 78c238-30 464 14 706 0 204-13 620-276 529 241-43 240-131 450-221 662-125 294-486 236-682 88-201-152-381-395-353-662v-241-44z"><text:p/></draw:path><draw:path text:anchor-type="paragraph" draw:z-index="65" draw:style-name="gr14" draw:text-style-name="P56" svg:width="0.589in" svg:height="0.4705in" draw:transform="rotate (1.5707963267949) translate (5.26308798377068in 2.07777777777778in)" svg:viewBox="0 0 1497 1196" svg:d="M44 71c245 28 491-76 729-23 243 54 622-203 705 111 61 229-39 467-155 706-148 303-390 310-639 329-245 20-500-183-596-441-81-217-10-442-65-661l-23-65z"><text:p/></draw:path><draw:path text:anchor-type="paragraph" draw:z-index="66" draw:style-name="gr14" draw:text-style-name="P56" svg:width="0.1142in" svg:height="0.1299in" draw:transform="rotate (1.5707963267949) translate (5.71597222222222in 0.55in)" svg:viewBox="0 0 291 331" svg:d="M67 67c513-284-9 699-67 21l132-88z"><text:p/></draw:path><draw:path text:anchor-type="paragraph" draw:z-index="67" draw:style-name="gr14" draw:text-style-name="P56" svg:width="0.1559in" svg:height="0.161in" draw:transform="rotate (1.06220738276375) translate (5.72491616139895in 1.76058514024149in)" svg:viewBox="0 0 397 410" svg:d="M0 24c206-137 645 346 215 386l-165-161-39-204z"><text:p/></draw:path><draw:polyline text:anchor-type="paragraph" draw:z-index="68" draw:style-name="gr14" draw:text-style-name="P56" svg:width="0.2425in" svg:height="0.0252in" svg:x="5.8465in" svg:y="0.4807in" svg:viewBox="0 0 617 65" draw:points="0,65 353,21 573,0 617,0"><text:p/></draw:polyline><draw:polyline text:anchor-type="paragraph" draw:z-index="69" draw:style-name="gr14" draw:text-style-name="P56" svg:width="0.1732in" svg:height="0.0079in" svg:x="5.9335in" svg:y="1.7134in" svg:viewBox="0 0 441 21" draw:points="0,21 220,21 441,0 441,0"><text:p/></draw:polyline><draw:path text:anchor-type="paragraph" draw:z-index="70" draw:style-name="gr14" draw:text-style-name="P56" svg:width="0.0177in" svg:height="0.4685in" svg:x="6.0807in" svg:y="0.4717in" svg:viewBox="0 0 46 1191" svg:d="M23 0c-28 250 63 499 0 750l-23 243v198"><text:p/></draw:path><draw:path text:anchor-type="paragraph" draw:z-index="71" draw:style-name="gr14" draw:text-style-name="P56" svg:width="0.3031in" svg:height="0.0354in" svg:x="6.0898in" svg:y="0.9311in" svg:viewBox="0 0 771 91" svg:d="M0 3c236-11 474 10 706 65l65 23"><text:p/></draw:path><draw:path text:anchor-type="paragraph" draw:z-index="72" draw:style-name="gr14" draw:text-style-name="P56" svg:width="0.4839in" svg:height="0.137in" draw:transform="rotate (1.8476055461612) translate (6.09791666666666in 1.73055555555556in)" svg:viewBox="0 0 1230 349" svg:d="M0 0c305 166 697-35 973 209l194 123 63 17"><text:p/></draw:path><draw:path text:anchor-type="paragraph" draw:z-index="73" draw:style-name="gr14" draw:text-style-name="P56" svg:width="0.3039in" svg:height="0.0453in" svg:x="6.098in" svg:y="1.1815in" svg:viewBox="0 0 773 116" svg:d="M0 116c249-71 510-134 773-111"><text:p/></draw:path><draw:path text:anchor-type="paragraph" draw:z-index="74" draw:style-name="gr14" draw:text-style-name="P56" svg:width="0.4512in" svg:height="0.026in" draw:transform="rotate (-1.5707963267949) translate (6.41944444444444in 0.853472222222222in)" svg:viewBox="0 0 1147 67" svg:d="M0 67c263-18 527-56 794-44h264l89-23"><text:p/></draw:path><draw:path text:anchor-type="paragraph" draw:z-index="75" draw:style-name="gr14" draw:text-style-name="P56" svg:width="0.5453in" svg:height="0.4925in" svg:x="6.3929in" svg:y="0.8374in" svg:viewBox="0 0 1386 1252" svg:d="M0 41c254 32 526 64 773-21 330-114 469 298 573 506 137 275-101 605-332 661-294 72-603 90-903 23h-88"><text:p/></draw:path><draw:path text:anchor-type="paragraph" draw:z-index="76" draw:style-name="gr14" draw:text-style-name="P56" svg:width="0.1516in" svg:height="0.1445in" draw:transform="rotate (2.16089214689418) translate (6.974300719821in 1.14907941515287in)" svg:viewBox="0 0 386 368" svg:d="M134 39c482-221 173 583-110 244l-24-281 226 18z"><text:p/></draw:path><draw:path text:anchor-type="paragraph" draw:z-index="77" draw:style-name="gr14" draw:text-style-name="P56" svg:width="0.324in" svg:height="0.0618in" draw:transform="rotate (-0.137008346281555) translate (7.0703077887489in 0.991804685590553in)" svg:viewBox="0 0 824 158" svg:d="M0 158c247-20 516-2 737-146l87-12"><text:p/></draw:path><draw:frame text:anchor-type="paragraph" draw:z-index="79" draw:style-name="gr16" draw:text-style-name="P59" svg:width="0.8941in" svg:height="0.4161in" svg:x="4.9528in" svg:y="2.5638in"><draw:text-box><text:p text:style-name="P58"><text:span text:style-name="T10">A' + (B'C')</text:span></text:p></draw:text-box></draw:frame>AB/CD</text:p>
          </table:table-cell>
          <table:table-cell table:style-name="Table7.A1" office:value-type="string">
            <text:p text:style-name="P46">00</text:p>
          </table:table-cell>
          <table:table-cell table:style-name="Table7.A1" office:value-type="string">
            <text:p text:style-name="P46">01</text:p>
          </table:table-cell>
          <table:table-cell table:style-name="Table7.A1" office:value-type="string">
            <text:p text:style-name="P46">11</text:p>
          </table:table-cell>
          <table:table-cell table:style-name="Table7.E1" office:value-type="string">
            <text:p text:style-name="P46">10</text:p>
          </table:table-cell>
        </table:table-row>
        <table:table-row table:style-name="Table7.1">
          <table:table-cell table:style-name="Table7.A5" office:value-type="string">
            <text:p text:style-name="P46"><draw:frame text:anchor-type="paragraph" draw:z-index="38" draw:style-name="gr12" draw:text-style-name="P57" svg:width="0.1394in" svg:height="0.6335in" svg:x="3.4681in" svg:y="0.4283in"><draw:text-box><text:p text:style-name="P54">B</text:p><text:p text:style-name="P54"/><text:p text:style-name="P54">1</text:p></draw:text-box></draw:frame>00</text:p>
          </table:table-cell>
          <table:table-cell table:style-name="Table7.B5" office:value-type="string">
            <text:p text:style-name="P47"><draw:path text:anchor-type="paragraph" draw:z-index="24" draw:style-name="gr8" draw:text-style-name="P54" svg:width="0.3469in" svg:height="0.0177in" draw:transform="rotate (-1.5707963267949) translate (0.247795247775568in 0.145833333333333in)" svg:viewBox="0 0 882 46" svg:d="M0 1c249 9 501-19 750 22l132 23"><text:p/></draw:path>0</text:p>
          </table:table-cell>
          <table:table-cell table:style-name="Table7.C2" office:value-type="string">
            <text:p text:style-name="P47"><draw:path text:anchor-type="paragraph" draw:z-index="25" draw:style-name="gr8" draw:text-style-name="P54" svg:width="0.3295in" svg:height="0.0091in" draw:transform="rotate (-1.5707963267949) translate (0.30879599230919in 0.1375in)" svg:viewBox="0 0 838 24" svg:d="M0 1c235 9 471-19 706 23h132"><text:p/></draw:path>1</text:p>
          </table:table-cell>
          <table:table-cell table:style-name="Table7.D5" office:value-type="string">
            <text:p text:style-name="P47"><draw:polyline text:anchor-type="paragraph" draw:z-index="26" draw:style-name="gr8" draw:text-style-name="P54" svg:width="0.2516in" svg:height="-0.0004in" draw:transform="rotate (-1.5707963267949) translate (0.307638888888889in 0.163194444444444in)" svg:viewBox="0 0 640 0" draw:points="0,0 243,0 464,0 640,0"><text:p/></draw:polyline>3</text:p>
          </table:table-cell>
          <table:table-cell table:style-name="Table7.E2" office:value-type="string">
            <text:p text:style-name="P47"><draw:path text:anchor-type="paragraph" draw:z-index="27" draw:style-name="gr8" draw:text-style-name="P54" svg:width="0.3272in" svg:height="0.0421in" draw:transform="rotate (-1.42418866962737) translate (0.284722367980486in 0.128062014163475in)" svg:viewBox="0 0 832 108" svg:d="M0 7c281-44 531 132 811 97l21 3"><text:p/></draw:path><draw:polyline text:anchor-type="paragraph" draw:z-index="41" draw:style-name="gr14" draw:text-style-name="P56" svg:width="0.2335in" svg:height="0.0079in" svg:x="1.0028in" svg:y="0.172in" svg:viewBox="0 0 594 21" draw:points="0,21 286,21 506,0 594,0"><text:p/></draw:polyline>2</text:p>
          </table:table-cell>
        </table:table-row>
        <table:table-row table:style-name="Table7.1">
          <table:table-cell table:style-name="Table7.A3" office:value-type="string">
            <text:p text:style-name="P46"><draw:path text:anchor-type="paragraph" draw:z-index="47" draw:style-name="gr14" draw:text-style-name="P56" svg:width="0.1209in" svg:height="0.1567in" draw:transform="rotate (0.354301838154849) translate (4.25139501688299in 0.04123789146298in)" svg:viewBox="0 0 308 399" svg:d="M66 61c412-220 234 495-66 305l1-257 87-109z"><text:p/></draw:path><draw:path text:anchor-type="paragraph" draw:z-index="51" draw:style-name="gr14" draw:text-style-name="P56" svg:width="0.315in" svg:height="0.0681in" draw:transform="rotate (0.12932889757278) translate (4.39635083464149in 0.0972505836266565in)" svg:viewBox="0 0 801 174" svg:d="M0 3c239-20 472 53 694 135l107 36"><text:p/></draw:path><draw:path text:anchor-type="paragraph" draw:z-index="53" draw:style-name="gr14" draw:text-style-name="P56" svg:width="0.4685in" svg:height="0.0114in" draw:transform="rotate (-1.5707963267949) translate (4.72786218703397in 0.124305555555556in)" svg:viewBox="0 0 1191 30" svg:d="M0 25c243 23 483-41 728-21h221 220 22"><text:p/></draw:path>0<text:span text:style-name="T9">1</text:span></text:p>
          </table:table-cell>
          <table:table-cell table:style-name="Table7.B5" office:value-type="string">
            <text:p text:style-name="P47"><draw:path text:anchor-type="paragraph" draw:z-index="28" draw:style-name="gr8" draw:text-style-name="P54" svg:width="0.3047in" svg:height="0.0134in" draw:transform="rotate (-1.68528992572572) translate (0.267533111425743in 0.11240862973692in)" svg:viewBox="0 0 775 35" svg:d="M0 29c224 33 441-70 665-9l110-13"><text:p/></draw:path>4</text:p>
          </table:table-cell>
          <table:table-cell table:style-name="Table7.C3" office:value-type="string">
            <text:p text:style-name="P47"><draw:path text:anchor-type="paragraph" draw:z-index="29" draw:style-name="gr8" draw:text-style-name="P54" svg:width="0.3122in" svg:height="0.0177in" draw:transform="rotate (-1.5707963267949) translate (0.300103485631938in 0.102777777777778in)" svg:viewBox="0 0 794 46" svg:d="M0 23c233-33 471-28 706 0l88 23"><text:p/></draw:path>5</text:p>
          </table:table-cell>
          <table:table-cell table:style-name="Table7.D5" office:value-type="string">
            <text:p text:style-name="P47"><draw:path text:anchor-type="paragraph" draw:z-index="30" draw:style-name="gr8" draw:text-style-name="P54" svg:width="0.3012in" svg:height="0.0878in" draw:transform="rotate (-1.24372162497116) translate (0.294319520188861in 0.1014065777583in)" svg:viewBox="0 0 766 224" svg:d="M0 11c273-62 470 161 724 199l42 14"><text:p/></draw:path>7</text:p>
          </table:table-cell>
          <table:table-cell table:style-name="Table7.E3" office:value-type="string">
            <text:p text:style-name="P47"><draw:path text:anchor-type="paragraph" draw:z-index="31" draw:style-name="gr8" draw:text-style-name="P54" svg:width="0.2776in" svg:height="0.0169in" draw:transform="rotate (-1.5707963267949) translate (0.27361111111111in 0.120138888888889in)" svg:viewBox="0 0 706 44" svg:d="M0 23c228-42 459 85 683-23h23"><text:p/></draw:path><draw:polyline text:anchor-type="paragraph" draw:z-index="43" draw:style-name="gr14" draw:text-style-name="P56" svg:width="0.2425in" svg:height="0.0169in" svg:x="0.9764in" svg:y="0.0764in" svg:viewBox="0 0 617 44" draw:points="0,0 243,0 464,44 617,44"><text:p/></draw:polyline>6</text:p>
          </table:table-cell>
        </table:table-row>
        <table:table-row table:style-name="Table7.1">
          <table:table-cell table:style-name="Table7.A5" office:value-type="string">
            <text:p text:style-name="P46"><draw:frame text:anchor-type="paragraph" draw:z-index="39" draw:style-name="gr13" draw:text-style-name="P57" svg:width="0.1657in" svg:height="0.6343in" svg:x="3.4508in" svg:y="0.1071in"><draw:text-box><text:p text:style-name="P54">C</text:p><text:p text:style-name="P54"/><text:p text:style-name="P54">1</text:p></draw:text-box></draw:frame><draw:path text:anchor-type="paragraph" draw:z-index="48" draw:style-name="gr14" draw:text-style-name="P56" svg:width="0.2776in" svg:height="0.0126in" svg:x="3.6154in" svg:y="0.1917in" svg:viewBox="0 0 706 33" svg:d="M0 28c229 23 453-47 684-23h22"><text:p/></draw:path><draw:path text:anchor-type="paragraph" draw:z-index="50" draw:style-name="gr14" draw:text-style-name="P56" svg:width="0.6039in" svg:height="0.4299in" draw:transform="rotate (-1.71740398396242) translate (4.33141364848642in 0.128496937757336in)" svg:viewBox="0 0 1535 1093" svg:d="M149 1080c279-14 560-33 838-56 217-18 543-33 548-371 4-254-77-572-361-637-233-53-456 43-687 34-309-13-573 336-461 647l-11 225 203 171z"><text:p/></draw:path><draw:polyline text:anchor-type="paragraph" draw:z-index="63" draw:style-name="gr14" draw:text-style-name="P56" svg:width="0.2425in" svg:height="0.0169in" svg:x="5.0563in" svg:y="0.0984in" svg:viewBox="0 0 617 44" draw:points="0,44 288,21 508,0 617,0"><text:p/></draw:polyline>11</text:p>
          </table:table-cell>
          <table:table-cell table:style-name="Table7.B5" office:value-type="string">
            <text:p text:style-name="P47">12</text:p>
          </table:table-cell>
          <table:table-cell table:style-name="Table7.C4" office:value-type="string">
            <text:p text:style-name="P47">13</text:p>
          </table:table-cell>
          <table:table-cell table:style-name="Table7.D5" office:value-type="string">
            <text:p text:style-name="P47">15</text:p>
          </table:table-cell>
          <table:table-cell table:style-name="Table7.E4" office:value-type="string">
            <text:p text:style-name="P47"><draw:path text:anchor-type="paragraph" draw:z-index="55" draw:style-name="gr14" draw:text-style-name="P56" svg:width="0.4949in" svg:height="0.0276in" draw:transform="rotate (-1.5707963267949) translate (2.13958333333333in 0.145833333333333in)" svg:viewBox="0 0 1258 71" svg:d="M0 65c272-16 550 46 817-44l220-21 221 21v23"><text:p/></draw:path><draw:path text:anchor-type="paragraph" draw:z-index="57" draw:style-name="gr14" draw:text-style-name="P56" svg:width="0.3346in" svg:height="0.0472in" draw:transform="rotate (0.137008346281555) translate (2.11369052353761in 0.109672347637065in)" svg:viewBox="0 0 851 121" svg:d="M0 4c233 53 497-92 699 96l152 21"><text:p/></draw:path>14</text:p>
          </table:table-cell>
        </table:table-row>
        <table:table-row table:style-name="Table7.5">
          <table:table-cell table:style-name="Table7.A5" office:value-type="string">
            <text:p text:style-name="P46">10</text:p>
          </table:table-cell>
          <table:table-cell table:style-name="Table7.B5" office:value-type="string">
            <text:p text:style-name="P47"><draw:polyline text:anchor-type="paragraph" draw:z-index="32" draw:style-name="gr8" draw:text-style-name="P54" svg:width="0.2665in" svg:height="0.0417in" draw:transform="rotate (-1.31650185477932) translate (0.247222222222227in 0.0854166666666667in)" svg:viewBox="0 0 678 107" draw:points="0,0 330,40 586,107 678,107"><text:p/></draw:polyline>8</text:p>
          </table:table-cell>
          <table:table-cell table:style-name="Table7.C5" office:value-type="string">
            <text:p text:style-name="P47"><draw:path text:anchor-type="paragraph" draw:z-index="33" draw:style-name="gr8" draw:text-style-name="P54" svg:width="0.2949in" svg:height="0.0189in" draw:transform="rotate (-1.5707963267949) translate (0.283698949622174in 0.09375in)" svg:viewBox="0 0 750 49" svg:d="M0 4c236-19 469 30 706 45h44"><text:p/></draw:path>9</text:p>
          </table:table-cell>
          <table:table-cell table:style-name="Table7.D5" office:value-type="string">
            <text:p text:style-name="P47">11</text:p>
          </table:table-cell>
          <table:table-cell table:style-name="Table7.E5" office:value-type="string">
            <text:p text:style-name="P47"><draw:path text:anchor-type="paragraph" draw:z-index="49" draw:style-name="gr14" draw:text-style-name="P56" svg:width="0.3469in" svg:height="0.0346in" svg:x="0.9591in" svg:y="0.137in" svg:viewBox="0 0 882 89" svg:d="M0 66c286-104 593-70 882 0v23"><text:p/></draw:path>10</text:p>
          </table:table-cell>
        </table:table-row>
        <table:table-row table:style-name="Table7.5">
          <table:table-cell table:style-name="Table7.A6" table:number-columns-spanned="5" office:value-type="string">
            <text:p text:style-name="P48">0000 <text:s text:c="2"/>0000</text:p>
            <text:p text:style-name="P48">0001 <text:s text:c="2"/>0001</text:p>
            <text:p text:style-name="P48">0011 <text:s text:c="2"/>1000</text:p>
            <text:p text:style-name="P48">0010 <text:s text:c="2"/>1001</text:p>
            <text:p text:style-name="P48">0100 <text:s text:c="10"/></text:p>
            <text:p text:style-name="P48">0101 <text:s text:c="10"/></text:p>
            <text:p text:style-name="P48">0111 <text:s text:c="10"/></text:p>
            <text:p text:style-name="P50">0110 <text:s text:c="10"/></text:p>
            <text:p text:style-name="P49">A' + (B'C')</text:p>
          </table:table-cell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9:41:38.561534465</meta:creation-date>
    <dc:date>2015-11-07T14:44:24.094668707</dc:date>
    <meta:editing-duration>PT4H25M51S</meta:editing-duration>
    <meta:editing-cycles>21</meta:editing-cycles>
    <meta:generator>LibreOffice/5.0.2.2$Linux_X86_64 LibreOffice_project/00m0$Build-2</meta:generator>
    <meta:document-statistic meta:table-count="10" meta:image-count="0" meta:object-count="0" meta:page-count="11" meta:paragraph-count="690" meta:word-count="1311" meta:character-count="5786" meta:non-whitespace-character-count="4659"/>
  </office:meta>
</office:document-meta>
</file>